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ableColumn3" style:family="table-column">
      <style:table-column-properties style:column-width="1.5652in"/>
    </style:style>
    <style:style style:name="TableColumn4" style:family="table-column">
      <style:table-column-properties style:column-width="1.5652in"/>
    </style:style>
    <style:style style:name="Table2" style:family="table">
      <style:table-properties style:width="3.130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ard" style:family="paragraph">
      <style:paragraph-properties fo:margin-bottom="0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ard" style:family="paragraph">
      <style:paragraph-properties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ard" style:family="paragraph">
      <style:paragraph-properties fo:margin-bottom="0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ard" style:family="paragraph">
      <style:paragraph-properties fo:margin-bottom="0in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ard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ard" style:family="paragraph">
      <style:paragraph-properties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ard" style:family="paragraph">
      <style:paragraph-properties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ard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ard" style:family="paragraph">
      <style:paragraph-properties fo:margin-bottom="0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ard" style:family="paragraph">
      <style:paragraph-properties fo:margin-bottom="0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ard" style:family="paragraph">
      <style:paragraph-properties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ard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ard" style:family="paragraph">
      <style:paragraph-properties fo:margin-bottom="0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ard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ard" style:family="paragraph">
      <style:paragraph-properties fo:margin-bottom="0in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ard" style:family="paragraph">
      <style:paragraph-properties fo:margin-bottom="0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ard" style:family="paragraph">
      <style:paragraph-properties fo:margin-bottom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ard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/>
    </style:style>
    <style:style style:name="TableColumn56" style:family="table-column">
      <style:table-column-properties style:column-width="1.5652in"/>
    </style:style>
    <style:style style:name="TableColumn57" style:family="table-column">
      <style:table-column-properties style:column-width="1.5652in"/>
    </style:style>
    <style:style style:name="Table55" style:family="table">
      <style:table-properties style:width="3.1305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ard" style:family="paragraph">
      <style:paragraph-properties fo:margin-bottom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ard" style:family="paragraph">
      <style:paragraph-properties fo:margin-bottom="0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ard" style:family="paragraph">
      <style:paragraph-properties fo:margin-bottom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ard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ard" style:family="paragraph">
      <style:paragraph-properties fo:margin-bottom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ard" style:family="paragraph">
      <style:paragraph-properties fo:margin-bottom="0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ard" style:family="paragraph">
      <style:paragraph-properties fo:margin-bottom="0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ard" style:family="paragraph">
      <style:paragraph-properties fo:margin-bottom="0in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ard" style:family="paragraph">
      <style:paragraph-properties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ard" style:family="paragraph">
      <style:paragraph-properties fo:margin-bottom="0in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ard" style:family="paragraph">
      <style:paragraph-properties fo:margin-bottom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ard" style:family="paragraph">
      <style:paragraph-properties fo:margin-bottom="0in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 fo:margin-bottom="0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ard" style:family="paragraph">
      <style:paragraph-properties fo:margin-bottom="0in"/>
    </style:style>
    <style:style style:name="TableColumn109" style:family="table-column">
      <style:table-column-properties style:column-width="1.5652in"/>
    </style:style>
    <style:style style:name="TableColumn110" style:family="table-column">
      <style:table-column-properties style:column-width="1.5652in"/>
    </style:style>
    <style:style style:name="Table108" style:family="table">
      <style:table-properties style:width="3.1305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ard" style:family="paragraph">
      <style:paragraph-properties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ard" style:family="paragraph">
      <style:paragraph-properties fo:margin-bottom="0in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ard" style:family="paragraph">
      <style:paragraph-properties fo:margin-bottom="0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ard" style:family="paragraph">
      <style:paragraph-properties fo:margin-bottom="0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ard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ard" style:family="paragraph">
      <style:paragraph-properties fo:margin-bottom="0in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ard" style:family="paragraph">
      <style:paragraph-properties fo:margin-bottom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ard" style:family="paragraph">
      <style:paragraph-properties fo:margin-bottom="0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ard" style:family="paragraph">
      <style:paragraph-properties fo:margin-bottom="0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ard" style:family="paragraph">
      <style:paragraph-properties fo:margin-bottom="0in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ard" style:family="paragraph">
      <style:paragraph-properties fo:margin-bottom="0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ard" style:family="paragraph">
      <style:paragraph-properties fo:margin-bottom="0in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ard" style:family="paragraph">
      <style:paragraph-properties fo:margin-bottom="0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ard" style:family="paragraph">
      <style:paragraph-properties fo:margin-bottom="0in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ard" style:family="paragraph">
      <style:paragraph-properties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ard" style:family="paragraph">
      <style:paragraph-properties fo:margin-bottom="0in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ard" style:family="paragraph">
      <style:paragraph-properties fo:margin-bottom="0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ard" style:family="paragraph">
      <style:paragraph-properties fo:margin-bottom="0in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ard" style:family="paragraph">
      <style:paragraph-properties fo:margin-bottom="0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ard" style:family="paragraph">
      <style:paragraph-properties fo:margin-bottom="0in"/>
    </style:style>
    <style:style style:name="TableColumn162" style:family="table-column">
      <style:table-column-properties style:column-width="1.5652in"/>
    </style:style>
    <style:style style:name="TableColumn163" style:family="table-column">
      <style:table-column-properties style:column-width="1.5652in"/>
    </style:style>
    <style:style style:name="Table161" style:family="table">
      <style:table-properties style:width="3.1305in" fo:margin-left="0in" table:align="lef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ard" style:family="paragraph">
      <style:paragraph-properties fo:margin-bottom="0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ard" style:family="paragraph">
      <style:paragraph-properties fo:margin-bottom="0in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ard" style:family="paragraph">
      <style:paragraph-properties fo:margin-bottom="0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ard" style:family="paragraph">
      <style:paragraph-properties fo:margin-bottom="0in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ard" style:family="paragraph">
      <style:paragraph-properties fo:margin-bottom="0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ard" style:family="paragraph">
      <style:paragraph-properties fo:margin-bottom="0in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ard" style:family="paragraph">
      <style:paragraph-properties fo:margin-bottom="0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ard" style:family="paragraph">
      <style:paragraph-properties fo:margin-bottom="0in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ard" style:family="paragraph">
      <style:paragraph-properties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ard" style:family="paragraph">
      <style:paragraph-properties fo:margin-bottom="0in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ard" style:family="paragraph">
      <style:paragraph-properties fo:margin-bottom="0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ard" style:family="paragraph">
      <style:paragraph-properties fo:margin-bottom="0in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ard" style:family="paragraph">
      <style:paragraph-properties fo:margin-bottom="0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ard" style:family="paragraph">
      <style:paragraph-properties fo:margin-bottom="0in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ard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ard" style:family="paragraph">
      <style:paragraph-properties fo:margin-bottom="0in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ard" style:family="paragraph">
      <style:paragraph-properties fo:margin-bottom="0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ard" style:family="paragraph">
      <style:paragraph-properties fo:margin-bottom="0in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ard" style:family="paragraph">
      <style:paragraph-properties fo:margin-bottom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ard" style:family="paragraph">
      <style:paragraph-properties fo:margin-bottom="0in"/>
    </style:style>
    <style:style style:name="TableColumn215" style:family="table-column">
      <style:table-column-properties style:column-width="1.5652in"/>
    </style:style>
    <style:style style:name="TableColumn216" style:family="table-column">
      <style:table-column-properties style:column-width="1.5652in"/>
    </style:style>
    <style:style style:name="Table214" style:family="table">
      <style:table-properties style:width="3.1305in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ard" style:family="paragraph">
      <style:paragraph-properties fo:margin-bottom="0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ard" style:family="paragraph">
      <style:paragraph-properties fo:margin-bottom="0in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ard" style:family="paragraph">
      <style:paragraph-properties fo:margin-bottom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ard" style:family="paragraph">
      <style:paragraph-properties fo:margin-bottom="0in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ard" style:family="paragraph">
      <style:paragraph-properties fo:margin-bottom="0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ard" style:family="paragraph">
      <style:paragraph-properties fo:margin-bottom="0in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ard" style:family="paragraph">
      <style:paragraph-properties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ard" style:family="paragraph">
      <style:paragraph-properties fo:margin-bottom="0in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ard" style:family="paragraph">
      <style:paragraph-properties fo:margin-bottom="0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ard" style:family="paragraph">
      <style:paragraph-properties fo:margin-bottom="0in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ard" style:family="paragraph">
      <style:paragraph-properties fo:margin-bottom="0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ard" style:family="paragraph">
      <style:paragraph-properties fo:margin-bottom="0in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ard" style:family="paragraph">
      <style:paragraph-properties fo:margin-bottom="0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ard" style:family="paragraph">
      <style:paragraph-properties fo:margin-bottom="0in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ard" style:family="paragraph">
      <style:paragraph-properties fo:margin-bottom="0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ard" style:family="paragraph">
      <style:paragraph-properties fo:margin-bottom="0in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ard" style:family="paragraph">
      <style:paragraph-properties fo:margin-bottom="0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ard" style:family="paragraph">
      <style:paragraph-properties fo:margin-bottom="0in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ard" style:family="paragraph">
      <style:paragraph-properties fo:margin-bottom="0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ard" style:family="paragraph">
      <style:paragraph-properties fo:margin-bottom="0in"/>
    </style:style>
    <style:style style:name="TableColumn268" style:family="table-column">
      <style:table-column-properties style:column-width="1.5652in"/>
    </style:style>
    <style:style style:name="TableColumn269" style:family="table-column">
      <style:table-column-properties style:column-width="1.5652in"/>
    </style:style>
    <style:style style:name="Table267" style:family="table">
      <style:table-properties style:width="3.1305in" fo:margin-left="0in" table:align="lef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ard" style:family="paragraph">
      <style:paragraph-properties fo:margin-bottom="0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ard" style:family="paragraph">
      <style:paragraph-properties fo:margin-bottom="0in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ard" style:family="paragraph">
      <style:paragraph-properties fo:margin-bottom="0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ard" style:family="paragraph">
      <style:paragraph-properties fo:margin-bottom="0in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ard" style:family="paragraph">
      <style:paragraph-properties fo:margin-bottom="0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ard" style:family="paragraph">
      <style:paragraph-properties fo:margin-bottom="0in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ard" style:family="paragraph">
      <style:paragraph-properties fo:margin-bottom="0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ard" style:family="paragraph">
      <style:paragraph-properties fo:margin-bottom="0in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ard" style:family="paragraph">
      <style:paragraph-properties fo:margin-bottom="0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ard" style:family="paragraph">
      <style:paragraph-properties fo:margin-bottom="0in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ard" style:family="paragraph">
      <style:paragraph-properties fo:margin-bottom="0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ard" style:family="paragraph">
      <style:paragraph-properties fo:margin-bottom="0in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ard" style:family="paragraph">
      <style:paragraph-properties fo:margin-bottom="0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ard" style:family="paragraph">
      <style:paragraph-properties fo:margin-bottom="0in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ard" style:family="paragraph">
      <style:paragraph-properties fo:margin-bottom="0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ard" style:family="paragraph">
      <style:paragraph-properties fo:margin-bottom="0in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ard" style:family="paragraph">
      <style:paragraph-properties fo:margin-bottom="0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ard" style:family="paragraph">
      <style:paragraph-properties fo:margin-bottom="0in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ard" style:family="paragraph">
      <style:paragraph-properties fo:margin-bottom="0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ard" style:family="paragraph">
      <style:paragraph-properties fo:margin-bottom="0in"/>
    </style:style>
    <style:style style:name="TableColumn321" style:family="table-column">
      <style:table-column-properties style:column-width="1.5652in"/>
    </style:style>
    <style:style style:name="TableColumn322" style:family="table-column">
      <style:table-column-properties style:column-width="1.5652in"/>
    </style:style>
    <style:style style:name="Table320" style:family="table">
      <style:table-properties style:width="3.1305in" fo:margin-left="0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ard" style:family="paragraph">
      <style:paragraph-properties fo:margin-bottom="0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ard" style:family="paragraph">
      <style:paragraph-properties fo:margin-bottom="0in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ard" style:family="paragraph">
      <style:paragraph-properties fo:margin-bottom="0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ard" style:family="paragraph">
      <style:paragraph-properties fo:margin-bottom="0in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ard" style:family="paragraph">
      <style:paragraph-properties fo:margin-bottom="0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ard" style:family="paragraph">
      <style:paragraph-properties fo:margin-bottom="0in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ard" style:family="paragraph">
      <style:paragraph-properties fo:margin-bottom="0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ard" style:family="paragraph">
      <style:paragraph-properties fo:margin-bottom="0in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ard" style:family="paragraph">
      <style:paragraph-properties fo:margin-bottom="0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ard" style:family="paragraph">
      <style:paragraph-properties fo:margin-bottom="0in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ard" style:family="paragraph">
      <style:paragraph-properties fo:margin-bottom="0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ard" style:family="paragraph">
      <style:paragraph-properties fo:margin-bottom="0in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ard" style:family="paragraph">
      <style:paragraph-properties fo:margin-bottom="0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ard" style:family="paragraph">
      <style:paragraph-properties fo:margin-bottom="0in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ard" style:family="paragraph">
      <style:paragraph-properties fo:margin-bottom="0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ard" style:family="paragraph">
      <style:paragraph-properties fo:margin-bottom="0in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ard" style:family="paragraph">
      <style:paragraph-properties fo:margin-bottom="0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ard" style:family="paragraph">
      <style:paragraph-properties fo:margin-bottom="0in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ard" style:family="paragraph">
      <style:paragraph-properties fo:margin-bottom="0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374" style:family="table-column">
      <style:table-column-properties style:column-width="1.5652in"/>
    </style:style>
    <style:style style:name="TableColumn375" style:family="table-column">
      <style:table-column-properties style:column-width="1.5652in"/>
    </style:style>
    <style:style style:name="Table373" style:family="table">
      <style:table-properties style:width="3.1305in" fo:margin-left="0in" table:align="lef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ard" style:family="paragraph">
      <style:paragraph-properties fo:margin-bottom="0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ard" style:family="paragraph">
      <style:paragraph-properties fo:margin-bottom="0in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ard" style:family="paragraph">
      <style:paragraph-properties fo:margin-bottom="0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ard" style:family="paragraph">
      <style:paragraph-properties fo:margin-bottom="0in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ard" style:family="paragraph">
      <style:paragraph-properties fo:margin-bottom="0i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ard" style:family="paragraph">
      <style:paragraph-properties fo:margin-bottom="0in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ard" style:family="paragraph">
      <style:paragraph-properties fo:margin-bottom="0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ard" style:family="paragraph">
      <style:paragraph-properties fo:margin-bottom="0in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ard" style:family="paragraph">
      <style:paragraph-properties fo:margin-bottom="0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ard" style:family="paragraph">
      <style:paragraph-properties fo:margin-bottom="0in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ard" style:family="paragraph">
      <style:paragraph-properties fo:margin-bottom="0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ard" style:family="paragraph">
      <style:paragraph-properties fo:margin-bottom="0in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ard" style:family="paragraph">
      <style:paragraph-properties fo:margin-bottom="0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ard" style:family="paragraph">
      <style:paragraph-properties fo:margin-bottom="0in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ard" style:family="paragraph">
      <style:paragraph-properties fo:margin-bottom="0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ard" style:family="paragraph">
      <style:paragraph-properties fo:margin-bottom="0in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ard" style:family="paragraph">
      <style:paragraph-properties fo:margin-bottom="0i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ard" style:family="paragraph">
      <style:paragraph-properties fo:margin-bottom="0in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ard" style:family="paragraph">
      <style:paragraph-properties fo:margin-bottom="0in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427" style:family="table-column">
      <style:table-column-properties style:column-width="1.5652in"/>
    </style:style>
    <style:style style:name="TableColumn428" style:family="table-column">
      <style:table-column-properties style:column-width="1.5652in"/>
    </style:style>
    <style:style style:name="Table426" style:family="table">
      <style:table-properties style:width="3.1305in" fo:margin-left="0in" table:align="lef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ard" style:family="paragraph">
      <style:paragraph-properties fo:margin-bottom="0i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ard" style:family="paragraph">
      <style:paragraph-properties fo:margin-bottom="0in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ard" style:family="paragraph">
      <style:paragraph-properties fo:margin-bottom="0in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ard" style:family="paragraph">
      <style:paragraph-properties fo:margin-bottom="0in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ard" style:family="paragraph">
      <style:paragraph-properties fo:margin-bottom="0i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ard" style:family="paragraph">
      <style:paragraph-properties fo:margin-bottom="0in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Standaard" style:family="paragraph">
      <style:paragraph-properties fo:margin-bottom="0i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ard" style:family="paragraph">
      <style:paragraph-properties fo:margin-bottom="0in"/>
    </style:style>
    <style:style style:name="TableRow449" style:family="table-row">
      <style:table-row-properties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ard" style:family="paragraph">
      <style:paragraph-properties fo:margin-bottom="0i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ard" style:family="paragraph">
      <style:paragraph-properties fo:margin-bottom="0in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ard" style:family="paragraph">
      <style:paragraph-properties fo:margin-bottom="0i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ard" style:family="paragraph">
      <style:paragraph-properties fo:margin-bottom="0in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ard" style:family="paragraph">
      <style:paragraph-properties fo:margin-bottom="0i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ard" style:family="paragraph">
      <style:paragraph-properties fo:margin-bottom="0in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ard" style:family="paragraph">
      <style:paragraph-properties fo:margin-bottom="0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ard" style:family="paragraph">
      <style:paragraph-properties fo:margin-bottom="0in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ard" style:family="paragraph">
      <style:paragraph-properties fo:margin-bottom="0in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ard" style:family="paragraph">
      <style:paragraph-properties fo:margin-bottom="0in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Standaard" style:family="paragraph">
      <style:paragraph-properties fo:margin-bottom="0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480" style:family="table-column">
      <style:table-column-properties style:column-width="1.5652in"/>
    </style:style>
    <style:style style:name="TableColumn481" style:family="table-column">
      <style:table-column-properties style:column-width="1.5652in"/>
    </style:style>
    <style:style style:name="Table479" style:family="table">
      <style:table-properties style:width="3.1305in" fo:margin-left="0in" table:align="left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ard" style:family="paragraph">
      <style:paragraph-properties fo:margin-bottom="0in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ard" style:family="paragraph">
      <style:paragraph-properties fo:margin-bottom="0in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ard" style:family="paragraph">
      <style:paragraph-properties fo:margin-bottom="0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ard" style:family="paragraph">
      <style:paragraph-properties fo:margin-bottom="0in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ard" style:family="paragraph">
      <style:paragraph-properties fo:margin-bottom="0in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ard" style:family="paragraph">
      <style:paragraph-properties fo:margin-bottom="0in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ard" style:family="paragraph">
      <style:paragraph-properties fo:margin-bottom="0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ard" style:family="paragraph">
      <style:paragraph-properties fo:margin-bottom="0in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ard" style:family="paragraph">
      <style:paragraph-properties fo:margin-bottom="0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ard" style:family="paragraph">
      <style:paragraph-properties fo:margin-bottom="0in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ard" style:family="paragraph">
      <style:paragraph-properties fo:margin-bottom="0in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ard" style:family="paragraph">
      <style:paragraph-properties fo:margin-bottom="0in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ard" style:family="paragraph">
      <style:paragraph-properties fo:margin-bottom="0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ard" style:family="paragraph">
      <style:paragraph-properties fo:margin-bottom="0in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ard" style:family="paragraph">
      <style:paragraph-properties fo:margin-bottom="0in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ard" style:family="paragraph">
      <style:paragraph-properties fo:margin-bottom="0in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ard" style:family="paragraph">
      <style:paragraph-properties fo:margin-bottom="0in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ard" style:family="paragraph">
      <style:paragraph-properties fo:margin-bottom="0in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ard" style:family="paragraph">
      <style:paragraph-properties fo:margin-bottom="0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533" style:family="table-column">
      <style:table-column-properties style:column-width="1.5652in"/>
    </style:style>
    <style:style style:name="TableColumn534" style:family="table-column">
      <style:table-column-properties style:column-width="1.5652in"/>
    </style:style>
    <style:style style:name="Table532" style:family="table">
      <style:table-properties style:width="3.1305in" fo:margin-left="0in" table:align="lef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ard" style:family="paragraph">
      <style:paragraph-properties fo:margin-bottom="0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ard" style:family="paragraph">
      <style:paragraph-properties fo:margin-bottom="0in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ard" style:family="paragraph">
      <style:paragraph-properties fo:margin-bottom="0in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ard" style:family="paragraph">
      <style:paragraph-properties fo:margin-bottom="0in"/>
    </style:style>
    <style:style style:name="TableRow545" style:family="table-row">
      <style:table-row-properties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ard" style:family="paragraph">
      <style:paragraph-properties fo:margin-bottom="0in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ard" style:family="paragraph">
      <style:paragraph-properties fo:margin-bottom="0in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ard" style:family="paragraph">
      <style:paragraph-properties fo:margin-bottom="0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ard" style:family="paragraph">
      <style:paragraph-properties fo:margin-bottom="0in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ard" style:family="paragraph">
      <style:paragraph-properties fo:margin-bottom="0in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ard" style:family="paragraph">
      <style:paragraph-properties fo:margin-bottom="0in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Standaard" style:family="paragraph">
      <style:paragraph-properties fo:margin-bottom="0in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ard" style:family="paragraph">
      <style:paragraph-properties fo:margin-bottom="0in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ard" style:family="paragraph">
      <style:paragraph-properties fo:margin-bottom="0in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ard" style:family="paragraph">
      <style:paragraph-properties fo:margin-bottom="0in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ard" style:family="paragraph">
      <style:paragraph-properties fo:margin-bottom="0in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ard" style:family="paragraph">
      <style:paragraph-properties fo:margin-bottom="0in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ard" style:family="paragraph">
      <style:paragraph-properties fo:margin-bottom="0i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ard" style:family="paragraph">
      <style:paragraph-properties fo:margin-bottom="0in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Standaard" style:family="paragraph">
      <style:paragraph-properties fo:margin-bottom="0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P585" style:parent-style-name="Standaard" style:family="paragraph">
      <style:paragraph-properties fo:break-before="page"/>
    </style:style>
    <style:style style:name="TableColumn587" style:family="table-column">
      <style:table-column-properties style:column-width="1.5652in"/>
    </style:style>
    <style:style style:name="TableColumn588" style:family="table-column">
      <style:table-column-properties style:column-width="1.5652in"/>
    </style:style>
    <style:style style:name="Table586" style:family="table">
      <style:table-properties style:width="3.1305in" fo:margin-left="0in" table:align="left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ard" style:family="paragraph">
      <style:paragraph-properties fo:margin-bottom="0in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ard" style:family="paragraph">
      <style:paragraph-properties fo:margin-bottom="0in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Standaard" style:family="paragraph">
      <style:paragraph-properties fo:margin-bottom="0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Standaard" style:family="paragraph">
      <style:paragraph-properties fo:margin-bottom="0in"/>
    </style:style>
    <style:style style:name="TableRow599" style:family="table-row">
      <style:table-row-properties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ard" style:family="paragraph">
      <style:paragraph-properties fo:margin-bottom="0in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ard" style:family="paragraph">
      <style:paragraph-properties fo:margin-bottom="0in"/>
    </style:style>
    <style:style style:name="TableRow604" style:family="table-row">
      <style:table-row-properties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ard" style:family="paragraph">
      <style:paragraph-properties fo:margin-bottom="0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Standaard" style:family="paragraph">
      <style:paragraph-properties fo:margin-bottom="0in"/>
    </style:style>
    <style:style style:name="TableRow609" style:family="table-row">
      <style:table-row-properties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Standaard" style:family="paragraph">
      <style:paragraph-properties fo:margin-bottom="0in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Standaard" style:family="paragraph">
      <style:paragraph-properties fo:margin-bottom="0in"/>
    </style:style>
    <style:style style:name="TableRow614" style:family="table-row">
      <style:table-row-properties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ard" style:family="paragraph">
      <style:paragraph-properties fo:margin-bottom="0in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Standaard" style:family="paragraph">
      <style:paragraph-properties fo:margin-bottom="0in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Standaard" style:family="paragraph">
      <style:paragraph-properties fo:margin-bottom="0in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ard" style:family="paragraph">
      <style:paragraph-properties fo:margin-bottom="0in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ard" style:family="paragraph">
      <style:paragraph-properties fo:margin-bottom="0in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ard" style:family="paragraph">
      <style:paragraph-properties fo:margin-bottom="0in"/>
    </style:style>
    <style:style style:name="TableRow629" style:family="table-row">
      <style:table-row-properties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ard" style:family="paragraph">
      <style:paragraph-properties fo:margin-bottom="0in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635" style:family="table-column">
      <style:table-column-properties style:column-width="1.5652in"/>
    </style:style>
    <style:style style:name="TableColumn636" style:family="table-column">
      <style:table-column-properties style:column-width="1.5652in"/>
    </style:style>
    <style:style style:name="Table634" style:family="table">
      <style:table-properties style:width="3.1305in" fo:margin-left="0in" table:align="left"/>
    </style:style>
    <style:style style:name="TableRow637" style:family="table-row">
      <style:table-row-properties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ard" style:family="paragraph">
      <style:paragraph-properties fo:margin-bottom="0i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Standaard" style:family="paragraph">
      <style:paragraph-properties fo:margin-bottom="0in"/>
    </style:style>
    <style:style style:name="TableRow642" style:family="table-row">
      <style:table-row-properties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ard" style:family="paragraph">
      <style:paragraph-properties fo:margin-bottom="0in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ard" style:family="paragraph">
      <style:paragraph-properties fo:margin-bottom="0in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ard" style:family="paragraph">
      <style:paragraph-properties fo:margin-bottom="0i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ard" style:family="paragraph">
      <style:paragraph-properties fo:margin-bottom="0in"/>
    </style:style>
    <style:style style:name="TableRow652" style:family="table-row">
      <style:table-row-properties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ard" style:family="paragraph">
      <style:paragraph-properties fo:margin-bottom="0in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ard" style:family="paragraph">
      <style:paragraph-properties fo:margin-bottom="0in"/>
    </style:style>
    <style:style style:name="TableRow657" style:family="table-row">
      <style:table-row-properties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Standaard" style:family="paragraph">
      <style:paragraph-properties fo:margin-bottom="0in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Standaard" style:family="paragraph">
      <style:paragraph-properties fo:margin-bottom="0in"/>
    </style:style>
    <style:style style:name="TableRow662" style:family="table-row">
      <style:table-row-properties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ard" style:family="paragraph">
      <style:paragraph-properties fo:margin-bottom="0in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ard" style:family="paragraph">
      <style:paragraph-properties fo:margin-bottom="0in"/>
    </style:style>
    <style:style style:name="TableRow667" style:family="table-row">
      <style:table-row-properties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ard" style:family="paragraph">
      <style:paragraph-properties fo:margin-bottom="0in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Standaard" style:family="paragraph">
      <style:paragraph-properties fo:margin-bottom="0in"/>
    </style:style>
    <style:style style:name="TableRow672" style:family="table-row">
      <style:table-row-properties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Standaard" style:family="paragraph">
      <style:paragraph-properties fo:margin-bottom="0in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ard" style:family="paragraph">
      <style:paragraph-properties fo:margin-bottom="0in"/>
    </style:style>
    <style:style style:name="TableRow677" style:family="table-row">
      <style:table-row-properties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ard" style:family="paragraph">
      <style:paragraph-properties fo:margin-bottom="0in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ard" style:family="paragraph">
      <style:paragraph-properties fo:margin-bottom="0in"/>
    </style:style>
    <style:style style:name="TableColumn683" style:family="table-column">
      <style:table-column-properties style:column-width="1.5652in"/>
    </style:style>
    <style:style style:name="TableColumn684" style:family="table-column">
      <style:table-column-properties style:column-width="1.5652in"/>
    </style:style>
    <style:style style:name="Table682" style:family="table">
      <style:table-properties style:width="3.1305in" fo:margin-left="0in" table:align="left"/>
    </style:style>
    <style:style style:name="TableRow685" style:family="table-row">
      <style:table-row-properties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Standaard" style:family="paragraph">
      <style:paragraph-properties fo:margin-bottom="0in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ard" style:family="paragraph">
      <style:paragraph-properties fo:margin-bottom="0in"/>
    </style:style>
    <style:style style:name="TableRow690" style:family="table-row">
      <style:table-row-properties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Standaard" style:family="paragraph">
      <style:paragraph-properties fo:margin-bottom="0in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Standaard" style:family="paragraph">
      <style:paragraph-properties fo:margin-bottom="0in"/>
    </style:style>
    <style:style style:name="TableRow695" style:family="table-row">
      <style:table-row-properties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Standaard" style:family="paragraph">
      <style:paragraph-properties fo:margin-bottom="0in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ard" style:family="paragraph">
      <style:paragraph-properties fo:margin-bottom="0in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Standaard" style:family="paragraph">
      <style:paragraph-properties fo:margin-bottom="0in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Standaard" style:family="paragraph">
      <style:paragraph-properties fo:margin-bottom="0in"/>
    </style:style>
    <style:style style:name="TableRow705" style:family="table-row">
      <style:table-row-properties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Standaard" style:family="paragraph">
      <style:paragraph-properties fo:margin-bottom="0in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Standaard" style:family="paragraph">
      <style:paragraph-properties fo:margin-bottom="0in"/>
    </style:style>
    <style:style style:name="TableRow710" style:family="table-row">
      <style:table-row-properties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Standaard" style:family="paragraph">
      <style:paragraph-properties fo:margin-bottom="0in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Standaard" style:family="paragraph">
      <style:paragraph-properties fo:margin-bottom="0in"/>
    </style:style>
    <style:style style:name="TableRow715" style:family="table-row">
      <style:table-row-properties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ard" style:family="paragraph">
      <style:paragraph-properties fo:margin-bottom="0in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Standaard" style:family="paragraph">
      <style:paragraph-properties fo:margin-bottom="0in"/>
    </style:style>
    <style:style style:name="TableRow720" style:family="table-row">
      <style:table-row-properties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ard" style:family="paragraph">
      <style:paragraph-properties fo:margin-bottom="0in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Standaard" style:family="paragraph">
      <style:paragraph-properties fo:margin-bottom="0in"/>
    </style:style>
    <style:style style:name="TableRow725" style:family="table-row">
      <style:table-row-properties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Standaard" style:family="paragraph">
      <style:paragraph-properties fo:margin-bottom="0in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Standaard" style:family="paragraph">
      <style:paragraph-properties fo:margin-bottom="0in"/>
    </style:style>
    <style:style style:name="TableColumn731" style:family="table-column">
      <style:table-column-properties style:column-width="1.5652in"/>
    </style:style>
    <style:style style:name="TableColumn732" style:family="table-column">
      <style:table-column-properties style:column-width="1.5652in"/>
    </style:style>
    <style:style style:name="Table730" style:family="table">
      <style:table-properties style:width="3.1305in" fo:margin-left="0in" table:align="left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Standaard" style:family="paragraph">
      <style:paragraph-properties fo:margin-bottom="0in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Standaard" style:family="paragraph">
      <style:paragraph-properties fo:margin-bottom="0in"/>
    </style:style>
    <style:style style:name="TableRow738" style:family="table-row">
      <style:table-row-properties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Standaard" style:family="paragraph">
      <style:paragraph-properties fo:margin-bottom="0in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ard" style:family="paragraph">
      <style:paragraph-properties fo:margin-bottom="0in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Standaard" style:family="paragraph">
      <style:paragraph-properties fo:margin-bottom="0in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Standaard" style:family="paragraph">
      <style:paragraph-properties fo:margin-bottom="0in"/>
    </style:style>
    <style:style style:name="TableRow748" style:family="table-row">
      <style:table-row-properties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Standaard" style:family="paragraph">
      <style:paragraph-properties fo:margin-bottom="0in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Standaard" style:family="paragraph">
      <style:paragraph-properties fo:margin-bottom="0in"/>
    </style:style>
    <style:style style:name="TableRow753" style:family="table-row">
      <style:table-row-properties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Standaard" style:family="paragraph">
      <style:paragraph-properties fo:margin-bottom="0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Standaard" style:family="paragraph">
      <style:paragraph-properties fo:margin-bottom="0in"/>
    </style:style>
    <style:style style:name="TableRow758" style:family="table-row">
      <style:table-row-properties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ard" style:family="paragraph">
      <style:paragraph-properties fo:margin-bottom="0in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Standaard" style:family="paragraph">
      <style:paragraph-properties fo:margin-bottom="0in"/>
    </style:style>
    <style:style style:name="TableRow763" style:family="table-row">
      <style:table-row-properties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Standaard" style:family="paragraph">
      <style:paragraph-properties fo:margin-bottom="0in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ard" style:family="paragraph">
      <style:paragraph-properties fo:margin-bottom="0in"/>
    </style:style>
    <style:style style:name="TableRow768" style:family="table-row">
      <style:table-row-properties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Standaard" style:family="paragraph">
      <style:paragraph-properties fo:margin-bottom="0in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Standaard" style:family="paragraph">
      <style:paragraph-properties fo:margin-bottom="0in"/>
    </style:style>
    <style:style style:name="TableRow773" style:family="table-row">
      <style:table-row-properties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Standaard" style:family="paragraph">
      <style:paragraph-properties fo:margin-bottom="0in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Standaard" style:family="paragraph">
      <style:paragraph-properties fo:margin-bottom="0in"/>
    </style:style>
    <style:style style:name="TableColumn779" style:family="table-column">
      <style:table-column-properties style:column-width="1.5652in"/>
    </style:style>
    <style:style style:name="TableColumn780" style:family="table-column">
      <style:table-column-properties style:column-width="1.5652in"/>
    </style:style>
    <style:style style:name="Table778" style:family="table">
      <style:table-properties style:width="3.1305in" fo:margin-left="0in" table:align="left"/>
    </style:style>
    <style:style style:name="TableRow781" style:family="table-row">
      <style:table-row-properties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Standaard" style:family="paragraph">
      <style:paragraph-properties fo:margin-bottom="0in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Standaard" style:family="paragraph">
      <style:paragraph-properties fo:margin-bottom="0in"/>
    </style:style>
    <style:style style:name="TableRow786" style:family="table-row">
      <style:table-row-properties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ard" style:family="paragraph">
      <style:paragraph-properties fo:margin-bottom="0in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ard" style:family="paragraph">
      <style:paragraph-properties fo:margin-bottom="0in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Standaard" style:family="paragraph">
      <style:paragraph-properties fo:margin-bottom="0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ard" style:family="paragraph">
      <style:paragraph-properties fo:margin-bottom="0in"/>
    </style:style>
    <style:style style:name="TableRow796" style:family="table-row">
      <style:table-row-properties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Standaard" style:family="paragraph">
      <style:paragraph-properties fo:margin-bottom="0in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Standaard" style:family="paragraph">
      <style:paragraph-properties fo:margin-bottom="0in"/>
    </style:style>
    <style:style style:name="TableRow801" style:family="table-row">
      <style:table-row-properties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Standaard" style:family="paragraph">
      <style:paragraph-properties fo:margin-bottom="0in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Standaard" style:family="paragraph">
      <style:paragraph-properties fo:margin-bottom="0in"/>
    </style:style>
    <style:style style:name="TableRow806" style:family="table-row">
      <style:table-row-properties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ard" style:family="paragraph">
      <style:paragraph-properties fo:margin-bottom="0in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ard" style:family="paragraph">
      <style:paragraph-properties fo:margin-bottom="0in"/>
    </style:style>
    <style:style style:name="TableRow811" style:family="table-row">
      <style:table-row-properties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Standaard" style:family="paragraph">
      <style:paragraph-properties fo:margin-bottom="0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Standaard" style:family="paragraph">
      <style:paragraph-properties fo:margin-bottom="0in"/>
    </style:style>
    <style:style style:name="TableRow816" style:family="table-row">
      <style:table-row-properties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Standaard" style:family="paragraph">
      <style:paragraph-properties fo:margin-bottom="0in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Standaard" style:family="paragraph">
      <style:paragraph-properties fo:margin-bottom="0in"/>
    </style:style>
    <style:style style:name="TableRow821" style:family="table-row">
      <style:table-row-properties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Standaard" style:family="paragraph">
      <style:paragraph-properties fo:margin-bottom="0in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Standaard" style:family="paragraph">
      <style:paragraph-properties fo:margin-bottom="0in"/>
    </style:style>
    <style:style style:name="TableColumn827" style:family="table-column">
      <style:table-column-properties style:column-width="0.9465in" style:use-optimal-column-width="false"/>
    </style:style>
    <style:style style:name="TableColumn828" style:family="table-column">
      <style:table-column-properties style:column-width="0.075in" style:use-optimal-column-width="false"/>
    </style:style>
    <style:style style:name="TableColumn829" style:family="table-column">
      <style:table-column-properties style:column-width="0.3986in" style:use-optimal-column-width="false"/>
    </style:style>
    <style:style style:name="TableColumn830" style:family="table-column">
      <style:table-column-properties style:column-width="0.4729in" style:use-optimal-column-width="false"/>
    </style:style>
    <style:style style:name="TableColumn831" style:family="table-column">
      <style:table-column-properties style:column-width="0.5958in" style:use-optimal-column-width="false"/>
    </style:style>
    <style:style style:name="TableColumn832" style:family="table-column">
      <style:table-column-properties style:column-width="0.3513in" style:use-optimal-column-width="false"/>
    </style:style>
    <style:style style:name="TableColumn833" style:family="table-column">
      <style:table-column-properties style:column-width="0.9465in" style:use-optimal-column-width="false"/>
    </style:style>
    <style:style style:name="TableColumn834" style:family="table-column">
      <style:table-column-properties style:column-width="0.2694in" style:use-optimal-column-width="false"/>
    </style:style>
    <style:style style:name="TableColumn835" style:family="table-column">
      <style:table-column-properties style:column-width="0.2041in" style:use-optimal-column-width="false"/>
    </style:style>
    <style:style style:name="TableColumn836" style:family="table-column">
      <style:table-column-properties style:column-width="0.4729in" style:use-optimal-column-width="false"/>
    </style:style>
    <style:style style:name="TableColumn837" style:family="table-column">
      <style:table-column-properties style:column-width="0.9472in" style:use-optimal-column-width="false"/>
    </style:style>
    <style:style style:name="Table826" style:family="table">
      <style:table-properties style:width="5.6805in" fo:margin-left="0in" table:align="lef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Standaard" style:family="paragraph">
      <style:paragraph-properties fo:margin-bottom="0in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ard" style:family="paragraph">
      <style:paragraph-properties fo:margin-bottom="0in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Standaard" style:family="paragraph">
      <style:paragraph-properties fo:margin-bottom="0in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Standaard" style:family="paragraph">
      <style:paragraph-properties fo:margin-bottom="0in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ard" style:family="paragraph">
      <style:paragraph-properties fo:margin-bottom="0in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ard" style:family="paragraph">
      <style:paragraph-properties fo:margin-bottom="0in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Standaard" style:family="paragraph">
      <style:paragraph-properties fo:margin-bottom="0in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Standaard" style:family="paragraph">
      <style:paragraph-properties fo:margin-bottom="0in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Standaard" style:family="paragraph">
      <style:paragraph-properties fo:margin-bottom="0in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ard" style:family="paragraph">
      <style:paragraph-properties fo:margin-bottom="0in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Standaard" style:family="paragraph">
      <style:paragraph-properties fo:margin-bottom="0in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Standaard" style:family="paragraph">
      <style:paragraph-properties fo:margin-bottom="0in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Standaard" style:family="paragraph">
      <style:paragraph-properties fo:margin-bottom="0in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Standaard" style:family="paragraph">
      <style:paragraph-properties fo:margin-bottom="0in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Standaard" style:family="paragraph">
      <style:paragraph-properties fo:margin-bottom="0in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Standaard" style:family="paragraph">
      <style:paragraph-properties fo:margin-bottom="0in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ard" style:family="paragraph">
      <style:paragraph-properties fo:margin-bottom="0in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ard" style:family="paragraph">
      <style:paragraph-properties fo:margin-bottom="0in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ard" style:family="paragraph">
      <style:paragraph-properties fo:margin-bottom="0in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ard" style:family="paragraph">
      <style:paragraph-properties fo:margin-bottom="0in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Standaard" style:family="paragraph">
      <style:paragraph-properties fo:margin-bottom="0in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ard" style:family="paragraph">
      <style:paragraph-properties fo:margin-bottom="0in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ard" style:family="paragraph">
      <style:paragraph-properties fo:margin-bottom="0in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Standaard" style:family="paragraph">
      <style:paragraph-properties fo:margin-bottom="0in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ard" style:family="paragraph">
      <style:paragraph-properties fo:margin-bottom="0in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ard" style:family="paragraph">
      <style:paragraph-properties fo:margin-bottom="0in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Standaard" style:family="paragraph">
      <style:paragraph-properties fo:margin-bottom="0in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Standaard" style:family="paragraph">
      <style:paragraph-properties fo:margin-bottom="0in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ard" style:family="paragraph">
      <style:paragraph-properties fo:margin-bottom="0in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Standaard" style:family="paragraph">
      <style:paragraph-properties fo:margin-bottom="0in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Standaard" style:family="paragraph">
      <style:paragraph-properties fo:margin-bottom="0in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ard" style:family="paragraph">
      <style:paragraph-properties fo:margin-bottom="0in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ard" style:family="paragraph">
      <style:paragraph-properties fo:margin-bottom="0in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ard" style:family="paragraph">
      <style:paragraph-properties fo:margin-bottom="0in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Standaard" style:family="paragraph">
      <style:paragraph-properties fo:margin-bottom="0in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ard" style:family="paragraph">
      <style:paragraph-properties fo:margin-bottom="0in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ard" style:family="paragraph">
      <style:paragraph-properties fo:margin-bottom="0in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ard" style:family="paragraph">
      <style:paragraph-properties fo:margin-bottom="0in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ard" style:family="paragraph">
      <style:paragraph-properties fo:margin-bottom="0in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ard" style:family="paragraph">
      <style:paragraph-properties fo:margin-bottom="0in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Standaard" style:family="paragraph">
      <style:paragraph-properties fo:margin-bottom="0in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Standaard" style:family="paragraph">
      <style:paragraph-properties fo:margin-bottom="0in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Standaard" style:family="paragraph">
      <style:paragraph-properties fo:margin-bottom="0in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Standaard" style:family="paragraph">
      <style:paragraph-properties fo:margin-bottom="0in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Standaard" style:family="paragraph">
      <style:paragraph-properties fo:margin-bottom="0in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Standaard" style:family="paragraph">
      <style:paragraph-properties fo:margin-bottom="0in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Standaard" style:family="paragraph">
      <style:paragraph-properties fo:margin-bottom="0in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Standaard" style:family="paragraph">
      <style:paragraph-properties fo:margin-bottom="0in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ard" style:family="paragraph">
      <style:paragraph-properties fo:margin-bottom="0in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ard" style:family="paragraph">
      <style:paragraph-properties fo:margin-bottom="0in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ard" style:family="paragraph">
      <style:paragraph-properties fo:margin-bottom="0in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Standaard" style:family="paragraph">
      <style:paragraph-properties fo:margin-bottom="0in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Standaard" style:family="paragraph">
      <style:paragraph-properties fo:margin-bottom="0in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Standaard" style:family="paragraph">
      <style:paragraph-properties fo:margin-bottom="0in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ard" style:family="paragraph">
      <style:paragraph-properties fo:margin-bottom="0in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ard" style:family="paragraph">
      <style:paragraph-properties fo:margin-bottom="0in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Standaard" style:family="paragraph">
      <style:paragraph-properties fo:margin-bottom="0in">
        <style:tab-stops>
          <style:tab-stop style:type="center" style:position="0.7256in"/>
        </style:tab-stops>
      </style:paragraph-properties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Standaard" style:family="paragraph">
      <style:paragraph-properties fo:margin-bottom="0in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Standaard" style:family="paragraph">
      <style:paragraph-properties fo:margin-bottom="0in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ard" style:family="paragraph">
      <style:paragraph-properties fo:margin-bottom="0in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Standaard" style:family="paragraph">
      <style:paragraph-properties fo:margin-bottom="0in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ard" style:family="paragraph">
      <style:paragraph-properties fo:margin-bottom="0in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ard" style:family="paragraph">
      <style:paragraph-properties fo:margin-bottom="0in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Standaard" style:family="paragraph">
      <style:paragraph-properties fo:margin-bottom="0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ard" style:family="paragraph">
      <style:paragraph-properties fo:margin-bottom="0in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ard" style:family="paragraph">
      <style:paragraph-properties fo:margin-bottom="0in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Standaard" style:family="paragraph">
      <style:paragraph-properties fo:margin-bottom="0in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ard" style:family="paragraph">
      <style:paragraph-properties fo:margin-bottom="0in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Standaard" style:family="paragraph">
      <style:paragraph-properties fo:margin-bottom="0in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Standaard" style:family="paragraph">
      <style:paragraph-properties fo:margin-bottom="0in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Standaard" style:family="paragraph">
      <style:paragraph-properties fo:margin-bottom="0in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ard" style:family="paragraph">
      <style:paragraph-properties fo:margin-bottom="0in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ard" style:family="paragraph">
      <style:paragraph-properties fo:margin-bottom="0in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ard" style:family="paragraph">
      <style:paragraph-properties fo:margin-bottom="0in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ard" style:family="paragraph">
      <style:paragraph-properties fo:margin-bottom="0in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Standaard" style:family="paragraph">
      <style:paragraph-properties fo:margin-bottom="0in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Standaard" style:family="paragraph">
      <style:paragraph-properties fo:margin-bottom="0in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ard" style:family="paragraph">
      <style:paragraph-properties fo:margin-bottom="0in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Standaard" style:family="paragraph">
      <style:paragraph-properties fo:margin-bottom="0in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Standaard" style:family="paragraph">
      <style:paragraph-properties fo:margin-bottom="0in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Standaard" style:family="paragraph">
      <style:paragraph-properties fo:margin-bottom="0in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Standaard" style:family="paragraph">
      <style:paragraph-properties fo:margin-bottom="0in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Standaard" style:family="paragraph">
      <style:paragraph-properties fo:margin-bottom="0in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Standaard" style:family="paragraph">
      <style:paragraph-properties fo:margin-bottom="0in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ard" style:family="paragraph">
      <style:paragraph-properties fo:margin-bottom="0in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Standaard" style:family="paragraph">
      <style:paragraph-properties fo:margin-bottom="0in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Standaard" style:family="paragraph">
      <style:paragraph-properties fo:margin-bottom="0in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Standaard" style:family="paragraph">
      <style:paragraph-properties fo:margin-bottom="0in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ard" style:family="paragraph">
      <style:paragraph-properties fo:margin-bottom="0in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Standaard" style:family="paragraph">
      <style:paragraph-properties fo:margin-bottom="0in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Standaard" style:family="paragraph">
      <style:paragraph-properties fo:margin-bottom="0in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Standaard" style:family="paragraph">
      <style:paragraph-properties fo:margin-bottom="0in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ard" style:family="paragraph">
      <style:paragraph-properties fo:margin-bottom="0in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ard" style:family="paragraph">
      <style:paragraph-properties fo:margin-bottom="0in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Standaard" style:family="paragraph">
      <style:paragraph-properties fo:margin-bottom="0in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Standaard" style:family="paragraph">
      <style:paragraph-properties fo:margin-bottom="0in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ard" style:family="paragraph">
      <style:paragraph-properties fo:margin-bottom="0in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ard" style:family="paragraph">
      <style:paragraph-properties fo:margin-bottom="0in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Standaard" style:family="paragraph">
      <style:paragraph-properties fo:margin-bottom="0in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Standaard" style:family="paragraph">
      <style:paragraph-properties fo:margin-bottom="0in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Standaard" style:family="paragraph">
      <style:paragraph-properties fo:margin-bottom="0in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ard" style:family="paragraph">
      <style:paragraph-properties fo:margin-bottom="0in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Standaard" style:family="paragraph">
      <style:paragraph-properties fo:margin-bottom="0in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Standaard" style:family="paragraph">
      <style:paragraph-properties fo:margin-bottom="0in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Standaard" style:family="paragraph">
      <style:paragraph-properties fo:margin-bottom="0in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ard" style:family="paragraph">
      <style:paragraph-properties fo:margin-bottom="0in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ard" style:family="paragraph">
      <style:paragraph-properties fo:margin-bottom="0in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ard" style:family="paragraph">
      <style:paragraph-properties fo:margin-bottom="0i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Standaard" style:family="paragraph">
      <style:paragraph-properties fo:margin-bottom="0in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ard" style:family="paragraph">
      <style:paragraph-properties fo:margin-bottom="0in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Standaard" style:family="paragraph">
      <style:paragraph-properties fo:margin-bottom="0in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Standaard" style:family="paragraph">
      <style:paragraph-properties fo:margin-bottom="0in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Standaard" style:family="paragraph">
      <style:paragraph-properties fo:margin-bottom="0in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ard" style:family="paragraph">
      <style:paragraph-properties fo:margin-bottom="0in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Standaard" style:family="paragraph">
      <style:paragraph-properties fo:margin-bottom="0in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Standaard" style:family="paragraph">
      <style:paragraph-properties fo:margin-bottom="0in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Standaard" style:family="paragraph">
      <style:paragraph-properties fo:margin-bottom="0in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Standaard" style:family="paragraph">
      <style:paragraph-properties fo:margin-bottom="0in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Standaard" style:family="paragraph">
      <style:paragraph-properties fo:margin-bottom="0in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Standaard" style:family="paragraph">
      <style:paragraph-properties fo:margin-bottom="0in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Standaard" style:family="paragraph">
      <style:paragraph-properties fo:margin-bottom="0in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Standaard" style:family="paragraph">
      <style:paragraph-properties fo:margin-bottom="0in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Standaard" style:family="paragraph">
      <style:paragraph-properties fo:margin-bottom="0in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Standaard" style:family="paragraph">
      <style:paragraph-properties fo:margin-bottom="0in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Standaard" style:family="paragraph">
      <style:paragraph-properties fo:margin-bottom="0in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Standaard" style:family="paragraph">
      <style:paragraph-properties fo:margin-bottom="0in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Standaard" style:family="paragraph">
      <style:paragraph-properties fo:margin-bottom="0in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Standaard" style:family="paragraph">
      <style:paragraph-properties fo:margin-bottom="0in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Standaard" style:family="paragraph">
      <style:paragraph-properties fo:margin-bottom="0in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Standaard" style:family="paragraph">
      <style:paragraph-properties fo:margin-bottom="0in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Standaard" style:family="paragraph">
      <style:paragraph-properties fo:margin-bottom="0in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Standaard" style:family="paragraph">
      <style:paragraph-properties fo:margin-bottom="0in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Standaard" style:family="paragraph">
      <style:paragraph-properties fo:margin-bottom="0in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Standaard" style:family="paragraph">
      <style:paragraph-properties fo:margin-bottom="0in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Standaard" style:family="paragraph">
      <style:paragraph-properties fo:margin-bottom="0in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Standaard" style:family="paragraph">
      <style:paragraph-properties fo:margin-bottom="0in"/>
    </style:style>
    <style:style style:name="TableRow1144" style:family="table-row">
      <style:table-row-properties style:use-optimal-row-height="false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Standaard" style:family="paragraph">
      <style:paragraph-properties fo:margin-bottom="0in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Standaard" style:family="paragraph">
      <style:paragraph-properties fo:margin-bottom="0in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Standaard" style:family="paragraph">
      <style:paragraph-properties fo:margin-bottom="0in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Standaard" style:family="paragraph">
      <style:paragraph-properties fo:margin-bottom="0in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Standaard" style:family="paragraph">
      <style:paragraph-properties fo:margin-bottom="0in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Standaard" style:family="paragraph">
      <style:paragraph-properties fo:margin-bottom="0in"/>
    </style:style>
  </office:automatic-styles>
  <office:body>
    <office:text text:use-soft-page-breaks="true">
      <text:p text:style-name="P1">Initial state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Outputs</text:p>
          </table:table-cell>
          <table:table-cell table:style-name="TableCell8">
            <text:p text:style-name="P9">Value for output</text:p>
          </table:table-cell>
        </table:table-row>
        <table:table-row table:style-name="TableRow10">
          <table:table-cell table:style-name="TableCell11">
            <text:p text:style-name="P12">Lens lamp position</text:p>
          </table:table-cell>
          <table:table-cell table:style-name="TableCell13">
            <text:p text:style-name="P14">0</text:p>
          </table:table-cell>
        </table:table-row>
        <table:table-row table:style-name="TableRow15">
          <table:table-cell table:style-name="TableCell16">
            <text:p text:style-name="P17">Lens lamp sorter</text:p>
          </table:table-cell>
          <table:table-cell table:style-name="TableCell18">
            <text:p text:style-name="P19">0</text:p>
          </table:table-cell>
        </table:table-row>
        <table:table-row table:style-name="TableRow20">
          <table:table-cell table:style-name="TableCell21">
            <text:p text:style-name="P22">Engine conveyer</text:p>
          </table:table-cell>
          <table:table-cell table:style-name="TableCell23">
            <text:p text:style-name="P24">0</text:p>
          </table:table-cell>
        </table:table-row>
        <table:table-row table:style-name="TableRow25">
          <table:table-cell table:style-name="TableCell26">
            <text:p text:style-name="P27">Engine feeder</text:p>
          </table:table-cell>
          <table:table-cell table:style-name="TableCell28">
            <text:p text:style-name="P29">0</text:p>
          </table:table-cell>
        </table:table-row>
        <table:table-row table:style-name="TableRow30">
          <table:table-cell table:style-name="TableCell31">
            <text:p text:style-name="P32">Hbridge0</text:p>
          </table:table-cell>
          <table:table-cell table:style-name="TableCell33">
            <text:p text:style-name="P34">1</text:p>
          </table:table-cell>
        </table:table-row>
        <table:table-row table:style-name="TableRow35">
          <table:table-cell table:style-name="TableCell36">
            <text:p text:style-name="P37">Hbridge1</text:p>
          </table:table-cell>
          <table:table-cell table:style-name="TableCell38">
            <text:p text:style-name="P39">0</text:p>
          </table:table-cell>
        </table:table-row>
        <table:table-row table:style-name="TableRow40">
          <table:table-cell table:style-name="TableCell41">
            <text:p text:style-name="P42">Display</text:p>
          </table:table-cell>
          <table:table-cell table:style-name="TableCell43">
            <text:p text:style-name="P44">0</text:p>
          </table:table-cell>
        </table:table-row>
        <table:table-row table:style-name="TableRow45">
          <table:table-cell table:style-name="TableCell46">
            <text:p text:style-name="P47">LED state indicator</text:p>
          </table:table-cell>
          <table:table-cell table:style-name="TableCell48">
            <text:p text:style-name="P49">0</text:p>
          </table:table-cell>
        </table:table-row>
        <table:table-row table:style-name="TableRow50">
          <table:table-cell table:style-name="TableCell51">
            <text:p text:style-name="P52">Timer start</text:p>
          </table:table-cell>
          <table:table-cell table:style-name="TableCell53">
            <text:p text:style-name="P54">0</text:p>
          </table:table-cell>
        </table:table-row>
      </table:table>
      <text:p text:style-name="Standaard"><text:line-break/></text:p>
      <text:p text:style-name="Standaard">Resting state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Outputs</text:p>
          </table:table-cell>
          <table:table-cell table:style-name="TableCell61">
            <text:p text:style-name="P62">Value for output</text:p>
          </table:table-cell>
        </table:table-row>
        <table:table-row table:style-name="TableRow63">
          <table:table-cell table:style-name="TableCell64">
            <text:p text:style-name="P65">Lens lamp</text:p>
          </table:table-cell>
          <table:table-cell table:style-name="TableCell66">
            <text:p text:style-name="P67">0</text:p>
          </table:table-cell>
        </table:table-row>
        <table:table-row table:style-name="TableRow68">
          <table:table-cell table:style-name="TableCell69">
            <text:p text:style-name="P70">Lens lamp</text:p>
          </table:table-cell>
          <table:table-cell table:style-name="TableCell71">
            <text:p text:style-name="P72">0</text:p>
          </table:table-cell>
        </table:table-row>
        <table:table-row table:style-name="TableRow73">
          <table:table-cell table:style-name="TableCell74">
            <text:p text:style-name="P75">Engine conveyer</text:p>
          </table:table-cell>
          <table:table-cell table:style-name="TableCell76">
            <text:p text:style-name="P77">0</text:p>
          </table:table-cell>
        </table:table-row>
        <table:table-row table:style-name="TableRow78">
          <table:table-cell table:style-name="TableCell79">
            <text:p text:style-name="P80">Engine feeder</text:p>
          </table:table-cell>
          <table:table-cell table:style-name="TableCell81">
            <text:p text:style-name="P82">0</text:p>
          </table:table-cell>
        </table:table-row>
        <table:table-row table:style-name="TableRow83">
          <table:table-cell table:style-name="TableCell84">
            <text:p text:style-name="P85">Hbridge0</text:p>
          </table:table-cell>
          <table:table-cell table:style-name="TableCell86">
            <text:p text:style-name="P87">0</text:p>
          </table:table-cell>
        </table:table-row>
        <table:table-row table:style-name="TableRow88">
          <table:table-cell table:style-name="TableCell89">
            <text:p text:style-name="P90">Hbridge1</text:p>
          </table:table-cell>
          <table:table-cell table:style-name="TableCell91">
            <text:p text:style-name="P92">0</text:p>
          </table:table-cell>
        </table:table-row>
        <table:table-row table:style-name="TableRow93">
          <table:table-cell table:style-name="TableCell94">
            <text:p text:style-name="P95">Display</text:p>
          </table:table-cell>
          <table:table-cell table:style-name="TableCell96">
            <text:p text:style-name="P97">0</text:p>
          </table:table-cell>
        </table:table-row>
        <table:table-row table:style-name="TableRow98">
          <table:table-cell table:style-name="TableCell99">
            <text:p text:style-name="P100">LED state indicator</text:p>
          </table:table-cell>
          <table:table-cell table:style-name="TableCell101">
            <text:p text:style-name="P102">1</text:p>
          </table:table-cell>
        </table:table-row>
        <table:table-row table:style-name="TableRow103">
          <table:table-cell table:style-name="TableCell104">
            <text:p text:style-name="P105">Timer start</text:p>
          </table:table-cell>
          <table:table-cell table:style-name="TableCell106">
            <text:p text:style-name="P107">0</text:p>
          </table:table-cell>
        </table:table-row>
      </table:table>
      <text:p text:style-name="Standaard"/>
      <text:p text:style-name="Standaard">Running state</text:p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Outputs</text:p>
          </table:table-cell>
          <table:table-cell table:style-name="TableCell114">
            <text:p text:style-name="P115">Value for output</text:p>
          </table:table-cell>
        </table:table-row>
        <table:table-row table:style-name="TableRow116">
          <table:table-cell table:style-name="TableCell117">
            <text:p text:style-name="P118">Lens lamp position</text:p>
          </table:table-cell>
          <table:table-cell table:style-name="TableCell119">
            <text:p text:style-name="P120">1</text:p>
          </table:table-cell>
        </table:table-row>
        <table:table-row table:style-name="TableRow121">
          <table:table-cell table:style-name="TableCell122">
            <text:p text:style-name="P123">Lens lamp sorter</text:p>
          </table:table-cell>
          <table:table-cell table:style-name="TableCell124">
            <text:p text:style-name="P125">1</text:p>
          </table:table-cell>
        </table:table-row>
        <table:table-row table:style-name="TableRow126">
          <table:table-cell table:style-name="TableCell127">
            <text:p text:style-name="P128">Engine conveyer</text:p>
          </table:table-cell>
          <table:table-cell table:style-name="TableCell129">
            <text:p text:style-name="P130">1</text:p>
          </table:table-cell>
        </table:table-row>
        <table:table-row table:style-name="TableRow131">
          <table:table-cell table:style-name="TableCell132">
            <text:p text:style-name="P133">Engine feeder</text:p>
          </table:table-cell>
          <table:table-cell table:style-name="TableCell134">
            <text:p text:style-name="P135">1</text:p>
          </table:table-cell>
        </table:table-row>
        <table:table-row table:style-name="TableRow136">
          <table:table-cell table:style-name="TableCell137">
            <text:p text:style-name="P138">Hbridge0</text:p>
          </table:table-cell>
          <table:table-cell table:style-name="TableCell139">
            <text:p text:style-name="P140">0</text:p>
          </table:table-cell>
        </table:table-row>
        <table:table-row table:style-name="TableRow141">
          <table:table-cell table:style-name="TableCell142">
            <text:p text:style-name="P143">Hbridge1</text:p>
          </table:table-cell>
          <table:table-cell table:style-name="TableCell144">
            <text:p text:style-name="P145">0</text:p>
          </table:table-cell>
        </table:table-row>
        <table:table-row table:style-name="TableRow146">
          <table:table-cell table:style-name="TableCell147">
            <text:p text:style-name="P148">Display</text:p>
          </table:table-cell>
          <table:table-cell table:style-name="TableCell149">
            <text:p text:style-name="P150">0</text:p>
          </table:table-cell>
        </table:table-row>
        <table:table-row table:style-name="TableRow151">
          <table:table-cell table:style-name="TableCell152">
            <text:p text:style-name="P153">LED state indicator</text:p>
          </table:table-cell>
          <table:table-cell table:style-name="TableCell154">
            <text:p text:style-name="P155">0</text:p>
          </table:table-cell>
        </table:table-row>
        <table:table-row table:style-name="TableRow156">
          <table:table-cell table:style-name="TableCell157">
            <text:p text:style-name="P158">Timer start</text:p>
          </table:table-cell>
          <table:table-cell table:style-name="TableCell159">
            <text:p text:style-name="P160">2 + Belt</text:p>
          </table:table-cell>
        </table:table-row>
      </table:table>
      <text:p text:style-name="Standaard"/>
      <text:p text:style-name="Standaard">Timer Start (Ru, SS = 1)</text:p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Outputs</text:p>
          </table:table-cell>
          <table:table-cell table:style-name="TableCell167">
            <text:p text:style-name="P168">Value for output</text:p>
          </table:table-cell>
        </table:table-row>
        <table:table-row table:style-name="TableRow169">
          <table:table-cell table:style-name="TableCell170">
            <text:p text:style-name="P171">Lens lamp position</text:p>
          </table:table-cell>
          <table:table-cell table:style-name="TableCell172">
            <text:p text:style-name="P173">1</text:p>
          </table:table-cell>
        </table:table-row>
        <table:table-row table:style-name="TableRow174">
          <table:table-cell table:style-name="TableCell175">
            <text:p text:style-name="P176">Lens lamp sorter</text:p>
          </table:table-cell>
          <table:table-cell table:style-name="TableCell177">
            <text:p text:style-name="P178">1</text:p>
          </table:table-cell>
        </table:table-row>
        <table:table-row table:style-name="TableRow179">
          <table:table-cell table:style-name="TableCell180">
            <text:p text:style-name="P181">Engine conveyer</text:p>
          </table:table-cell>
          <table:table-cell table:style-name="TableCell182">
            <text:p text:style-name="P183">1</text:p>
          </table:table-cell>
        </table:table-row>
        <table:table-row table:style-name="TableRow184">
          <table:table-cell table:style-name="TableCell185">
            <text:p text:style-name="P186">Engine feeder</text:p>
          </table:table-cell>
          <table:table-cell table:style-name="TableCell187">
            <text:p text:style-name="P188">1</text:p>
          </table:table-cell>
        </table:table-row>
        <table:table-row table:style-name="TableRow189">
          <table:table-cell table:style-name="TableCell190">
            <text:p text:style-name="P191">Hbridge0</text:p>
          </table:table-cell>
          <table:table-cell table:style-name="TableCell192">
            <text:p text:style-name="P193">0</text:p>
          </table:table-cell>
        </table:table-row>
        <table:table-row table:style-name="TableRow194">
          <table:table-cell table:style-name="TableCell195">
            <text:p text:style-name="P196">Hbridge1</text:p>
          </table:table-cell>
          <table:table-cell table:style-name="TableCell197">
            <text:p text:style-name="P198">0</text:p>
          </table:table-cell>
        </table:table-row>
        <table:table-row table:style-name="TableRow199">
          <table:table-cell table:style-name="TableCell200">
            <text:p text:style-name="P201">Display</text:p>
          </table:table-cell>
          <table:table-cell table:style-name="TableCell202">
            <text:p text:style-name="P203">0</text:p>
          </table:table-cell>
        </table:table-row>
        <table:table-row table:style-name="TableRow204">
          <table:table-cell table:style-name="TableCell205">
            <text:p text:style-name="P206">LED state indicator</text:p>
          </table:table-cell>
          <table:table-cell table:style-name="TableCell207">
            <text:p text:style-name="P208">0</text:p>
          </table:table-cell>
        </table:table-row>
        <table:table-row table:style-name="TableRow209">
          <table:table-cell table:style-name="TableCell210">
            <text:p text:style-name="P211">Timer start</text:p>
          </table:table-cell>
          <table:table-cell table:style-name="TableCell212">
            <text:p text:style-name="P213">Belt</text:p>
          </table:table-cell>
        </table:table-row>
      </table:table>
      <text:p text:style-name="Standaard">Running State 2</text:p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Outputs</text:p>
          </table:table-cell>
          <table:table-cell table:style-name="TableCell220">
            <text:p text:style-name="P221">Value for output</text:p>
          </table:table-cell>
        </table:table-row>
        <table:table-row table:style-name="TableRow222">
          <table:table-cell table:style-name="TableCell223">
            <text:p text:style-name="P224">Lens lamp position</text:p>
          </table:table-cell>
          <table:table-cell table:style-name="TableCell225">
            <text:p text:style-name="P226">1</text:p>
          </table:table-cell>
        </table:table-row>
        <table:table-row table:style-name="TableRow227">
          <table:table-cell table:style-name="TableCell228">
            <text:p text:style-name="P229">Lens lamp sorter</text:p>
          </table:table-cell>
          <table:table-cell table:style-name="TableCell230">
            <text:p text:style-name="P231">1</text:p>
          </table:table-cell>
        </table:table-row>
        <table:table-row table:style-name="TableRow232">
          <table:table-cell table:style-name="TableCell233">
            <text:p text:style-name="P234">Engine conveyer</text:p>
          </table:table-cell>
          <table:table-cell table:style-name="TableCell235">
            <text:p text:style-name="P236">1</text:p>
          </table:table-cell>
        </table:table-row>
        <table:table-row table:style-name="TableRow237">
          <table:table-cell table:style-name="TableCell238">
            <text:p text:style-name="P239">Engine feeder</text:p>
          </table:table-cell>
          <table:table-cell table:style-name="TableCell240">
            <text:p text:style-name="P241">1</text:p>
          </table:table-cell>
        </table:table-row>
        <table:table-row table:style-name="TableRow242">
          <table:table-cell table:style-name="TableCell243">
            <text:p text:style-name="P244">Hbridge0</text:p>
          </table:table-cell>
          <table:table-cell table:style-name="TableCell245">
            <text:p text:style-name="P246">0</text:p>
          </table:table-cell>
        </table:table-row>
        <table:table-row table:style-name="TableRow247">
          <table:table-cell table:style-name="TableCell248">
            <text:p text:style-name="P249">Hbridge1</text:p>
          </table:table-cell>
          <table:table-cell table:style-name="TableCell250">
            <text:p text:style-name="P251">0</text:p>
          </table:table-cell>
        </table:table-row>
        <table:table-row table:style-name="TableRow252">
          <table:table-cell table:style-name="TableCell253">
            <text:p text:style-name="P254">Display</text:p>
          </table:table-cell>
          <table:table-cell table:style-name="TableCell255">
            <text:p text:style-name="P256">0</text:p>
          </table:table-cell>
        </table:table-row>
        <table:table-row table:style-name="TableRow257">
          <table:table-cell table:style-name="TableCell258">
            <text:p text:style-name="P259">LED state indicator</text:p>
          </table:table-cell>
          <table:table-cell table:style-name="TableCell260">
            <text:p text:style-name="P261">0</text:p>
          </table:table-cell>
        </table:table-row>
        <table:table-row table:style-name="TableRow262">
          <table:table-cell table:style-name="TableCell263">
            <text:p text:style-name="P264">Timer start</text:p>
          </table:table-cell>
          <table:table-cell table:style-name="TableCell265">
            <text:p text:style-name="P266">0</text:p>
          </table:table-cell>
        </table:table-row>
      </table:table>
      <text:p text:style-name="Standaard"/>
      <text:p text:style-name="Standaard">Running State 3</text:p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Outputs</text:p>
          </table:table-cell>
          <table:table-cell table:style-name="TableCell273">
            <text:p text:style-name="P274">Value for output</text:p>
          </table:table-cell>
        </table:table-row>
        <table:table-row table:style-name="TableRow275">
          <table:table-cell table:style-name="TableCell276">
            <text:p text:style-name="P277">Lens lamp position</text:p>
          </table:table-cell>
          <table:table-cell table:style-name="TableCell278">
            <text:p text:style-name="P279">1</text:p>
          </table:table-cell>
        </table:table-row>
        <table:table-row table:style-name="TableRow280">
          <table:table-cell table:style-name="TableCell281">
            <text:p text:style-name="P282">Lens lamp sorter</text:p>
          </table:table-cell>
          <table:table-cell table:style-name="TableCell283">
            <text:p text:style-name="P284">1</text:p>
          </table:table-cell>
        </table:table-row>
        <table:table-row table:style-name="TableRow285">
          <table:table-cell table:style-name="TableCell286">
            <text:p text:style-name="P287">Engine conveyer</text:p>
          </table:table-cell>
          <table:table-cell table:style-name="TableCell288">
            <text:p text:style-name="P289">1</text:p>
          </table:table-cell>
        </table:table-row>
        <table:table-row table:style-name="TableRow290">
          <table:table-cell table:style-name="TableCell291">
            <text:p text:style-name="P292">Engine feeder</text:p>
          </table:table-cell>
          <table:table-cell table:style-name="TableCell293">
            <text:p text:style-name="P294">1</text:p>
          </table:table-cell>
        </table:table-row>
        <table:table-row table:style-name="TableRow295">
          <table:table-cell table:style-name="TableCell296">
            <text:p text:style-name="P297">Hbridge0</text:p>
          </table:table-cell>
          <table:table-cell table:style-name="TableCell298">
            <text:p text:style-name="P299">0</text:p>
          </table:table-cell>
        </table:table-row>
        <table:table-row table:style-name="TableRow300">
          <table:table-cell table:style-name="TableCell301">
            <text:p text:style-name="P302">Hbridge1</text:p>
          </table:table-cell>
          <table:table-cell table:style-name="TableCell303">
            <text:p text:style-name="P304">0</text:p>
          </table:table-cell>
        </table:table-row>
        <table:table-row table:style-name="TableRow305">
          <table:table-cell table:style-name="TableCell306">
            <text:p text:style-name="P307">Display</text:p>
          </table:table-cell>
          <table:table-cell table:style-name="TableCell308">
            <text:p text:style-name="P309">0</text:p>
          </table:table-cell>
        </table:table-row>
        <table:table-row table:style-name="TableRow310">
          <table:table-cell table:style-name="TableCell311">
            <text:p text:style-name="P312">LED state indicator</text:p>
          </table:table-cell>
          <table:table-cell table:style-name="TableCell313">
            <text:p text:style-name="P314">0</text:p>
          </table:table-cell>
        </table:table-row>
        <table:table-row table:style-name="TableRow315">
          <table:table-cell table:style-name="TableCell316">
            <text:p text:style-name="P317">Timer start</text:p>
          </table:table-cell>
          <table:table-cell table:style-name="TableCell318">
            <text:p text:style-name="P319">2 + Belt</text:p>
          </table:table-cell>
        </table:table-row>
      </table:table>
      <text:p text:style-name="Standaard"/>
      <text:p text:style-name="Standaard">Motor Up</text:p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Outputs</text:p>
          </table:table-cell>
          <table:table-cell table:style-name="TableCell326">
            <text:p text:style-name="P327">Value for output</text:p>
          </table:table-cell>
        </table:table-row>
        <table:table-row table:style-name="TableRow328">
          <table:table-cell table:style-name="TableCell329">
            <text:p text:style-name="P330">Lens lamp position</text:p>
          </table:table-cell>
          <table:table-cell table:style-name="TableCell331">
            <text:p text:style-name="P332">1</text:p>
          </table:table-cell>
        </table:table-row>
        <table:table-row table:style-name="TableRow333">
          <table:table-cell table:style-name="TableCell334">
            <text:p text:style-name="P335">Lens lamp sorter</text:p>
          </table:table-cell>
          <table:table-cell table:style-name="TableCell336">
            <text:p text:style-name="P337">1</text:p>
          </table:table-cell>
        </table:table-row>
        <table:table-row table:style-name="TableRow338">
          <table:table-cell table:style-name="TableCell339">
            <text:p text:style-name="P340">Engine conveyer</text:p>
          </table:table-cell>
          <table:table-cell table:style-name="TableCell341">
            <text:p text:style-name="P342">1</text:p>
          </table:table-cell>
        </table:table-row>
        <table:table-row table:style-name="TableRow343">
          <table:table-cell table:style-name="TableCell344">
            <text:p text:style-name="P345">Engine feeder</text:p>
          </table:table-cell>
          <table:table-cell table:style-name="TableCell346">
            <text:p text:style-name="P347">1</text:p>
          </table:table-cell>
        </table:table-row>
        <table:table-row table:style-name="TableRow348">
          <table:table-cell table:style-name="TableCell349">
            <text:p text:style-name="P350">Hbridge0</text:p>
          </table:table-cell>
          <table:table-cell table:style-name="TableCell351">
            <text:p text:style-name="P352">1</text:p>
          </table:table-cell>
        </table:table-row>
        <table:table-row table:style-name="TableRow353">
          <table:table-cell table:style-name="TableCell354">
            <text:p text:style-name="P355">Hbridge1</text:p>
          </table:table-cell>
          <table:table-cell table:style-name="TableCell356">
            <text:p text:style-name="P357">0</text:p>
          </table:table-cell>
        </table:table-row>
        <table:table-row table:style-name="TableRow358">
          <table:table-cell table:style-name="TableCell359">
            <text:p text:style-name="P360">Display</text:p>
          </table:table-cell>
          <table:table-cell table:style-name="TableCell361">
            <text:p text:style-name="P362">0</text:p>
          </table:table-cell>
        </table:table-row>
        <table:table-row table:style-name="TableRow363">
          <table:table-cell table:style-name="TableCell364">
            <text:p text:style-name="P365">LED state indicator</text:p>
          </table:table-cell>
          <table:table-cell table:style-name="TableCell366">
            <text:p text:style-name="P367">0</text:p>
          </table:table-cell>
        </table:table-row>
        <table:table-row table:style-name="TableRow368">
          <table:table-cell table:style-name="TableCell369">
            <text:p text:style-name="P370">Timer start</text:p>
          </table:table-cell>
          <table:table-cell table:style-name="TableCell371">
            <text:p text:style-name="P372">Sort</text:p>
          </table:table-cell>
        </table:table-row>
      </table:table>
      <text:p text:style-name="Standaard"><text:line-break/></text:p>
      <text:p text:style-name="Standaard">Motor Up 2</text:p>
      <table:table table:style-name="Table373">
        <table:table-columns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Outputs</text:p>
          </table:table-cell>
          <table:table-cell table:style-name="TableCell379">
            <text:p text:style-name="P380">Value for output</text:p>
          </table:table-cell>
        </table:table-row>
        <table:table-row table:style-name="TableRow381">
          <table:table-cell table:style-name="TableCell382">
            <text:p text:style-name="P383">Lens lamp position</text:p>
          </table:table-cell>
          <table:table-cell table:style-name="TableCell384">
            <text:p text:style-name="P385">1</text:p>
          </table:table-cell>
        </table:table-row>
        <table:table-row table:style-name="TableRow386">
          <table:table-cell table:style-name="TableCell387">
            <text:p text:style-name="P388">Lens lamp sorter</text:p>
          </table:table-cell>
          <table:table-cell table:style-name="TableCell389">
            <text:p text:style-name="P390">1</text:p>
          </table:table-cell>
        </table:table-row>
        <table:table-row table:style-name="TableRow391">
          <table:table-cell table:style-name="TableCell392">
            <text:p text:style-name="P393">Engine conveyer</text:p>
          </table:table-cell>
          <table:table-cell table:style-name="TableCell394">
            <text:p text:style-name="P395">1</text:p>
          </table:table-cell>
        </table:table-row>
        <table:table-row table:style-name="TableRow396">
          <table:table-cell table:style-name="TableCell397">
            <text:p text:style-name="P398">Engine feeder</text:p>
          </table:table-cell>
          <table:table-cell table:style-name="TableCell399">
            <text:p text:style-name="P400">1</text:p>
          </table:table-cell>
        </table:table-row>
        <table:table-row table:style-name="TableRow401">
          <table:table-cell table:style-name="TableCell402">
            <text:p text:style-name="P403">Hbridge0</text:p>
          </table:table-cell>
          <table:table-cell table:style-name="TableCell404">
            <text:p text:style-name="P405">1</text:p>
          </table:table-cell>
        </table:table-row>
        <table:table-row table:style-name="TableRow406">
          <table:table-cell table:style-name="TableCell407">
            <text:p text:style-name="P408">Hbridge1</text:p>
          </table:table-cell>
          <table:table-cell table:style-name="TableCell409">
            <text:p text:style-name="P410">0</text:p>
          </table:table-cell>
        </table:table-row>
        <table:table-row table:style-name="TableRow411">
          <table:table-cell table:style-name="TableCell412">
            <text:p text:style-name="P413">Display</text:p>
          </table:table-cell>
          <table:table-cell table:style-name="TableCell414">
            <text:p text:style-name="P415">0</text:p>
          </table:table-cell>
        </table:table-row>
        <table:table-row table:style-name="TableRow416">
          <table:table-cell table:style-name="TableCell417">
            <text:p text:style-name="P418">LED state indicator</text:p>
          </table:table-cell>
          <table:table-cell table:style-name="TableCell419">
            <text:p text:style-name="P420">0</text:p>
          </table:table-cell>
        </table:table-row>
        <table:table-row table:style-name="TableRow421">
          <table:table-cell table:style-name="TableCell422">
            <text:p text:style-name="P423">Timer start</text:p>
          </table:table-cell>
          <table:table-cell table:style-name="TableCell424">
            <text:p text:style-name="P425">Sort</text:p>
          </table:table-cell>
        </table:table-row>
      </table:table>
      <text:p text:style-name="Standaard"/>
      <text:p text:style-name="Standaard">Motor Down</text:p>
      <table:table table:style-name="Table426">
        <table:table-columns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P431">Outputs</text:p>
          </table:table-cell>
          <table:table-cell table:style-name="TableCell432">
            <text:p text:style-name="P433">Value for output</text:p>
          </table:table-cell>
        </table:table-row>
        <table:table-row table:style-name="TableRow434">
          <table:table-cell table:style-name="TableCell435">
            <text:p text:style-name="P436">Lens lamp position</text:p>
          </table:table-cell>
          <table:table-cell table:style-name="TableCell437">
            <text:p text:style-name="P438">1</text:p>
          </table:table-cell>
        </table:table-row>
        <table:table-row table:style-name="TableRow439">
          <table:table-cell table:style-name="TableCell440">
            <text:p text:style-name="P441">Lens lamp sorter</text:p>
          </table:table-cell>
          <table:table-cell table:style-name="TableCell442">
            <text:p text:style-name="P443">1</text:p>
          </table:table-cell>
        </table:table-row>
        <table:table-row table:style-name="TableRow444">
          <table:table-cell table:style-name="TableCell445">
            <text:p text:style-name="P446">Engine conveyer</text:p>
          </table:table-cell>
          <table:table-cell table:style-name="TableCell447">
            <text:p text:style-name="P448">1</text:p>
          </table:table-cell>
        </table:table-row>
        <table:table-row table:style-name="TableRow449">
          <table:table-cell table:style-name="TableCell450">
            <text:p text:style-name="P451">Engine feeder</text:p>
          </table:table-cell>
          <table:table-cell table:style-name="TableCell452">
            <text:p text:style-name="P453">1</text:p>
          </table:table-cell>
        </table:table-row>
        <table:table-row table:style-name="TableRow454">
          <table:table-cell table:style-name="TableCell455">
            <text:p text:style-name="P456">Hbridge0</text:p>
          </table:table-cell>
          <table:table-cell table:style-name="TableCell457">
            <text:p text:style-name="P458">0</text:p>
          </table:table-cell>
        </table:table-row>
        <table:table-row table:style-name="TableRow459">
          <table:table-cell table:style-name="TableCell460">
            <text:p text:style-name="P461">Hbridge1</text:p>
          </table:table-cell>
          <table:table-cell table:style-name="TableCell462">
            <text:p text:style-name="P463">1</text:p>
          </table:table-cell>
        </table:table-row>
        <table:table-row table:style-name="TableRow464">
          <table:table-cell table:style-name="TableCell465">
            <text:p text:style-name="P466">Display</text:p>
          </table:table-cell>
          <table:table-cell table:style-name="TableCell467">
            <text:p text:style-name="P468">0</text:p>
          </table:table-cell>
        </table:table-row>
        <table:table-row table:style-name="TableRow469">
          <table:table-cell table:style-name="TableCell470">
            <text:p text:style-name="P471">LED state indicator</text:p>
          </table:table-cell>
          <table:table-cell table:style-name="TableCell472">
            <text:p text:style-name="P473">0</text:p>
          </table:table-cell>
        </table:table-row>
        <table:table-row table:style-name="TableRow474">
          <table:table-cell table:style-name="TableCell475">
            <text:p text:style-name="P476">Timer start</text:p>
          </table:table-cell>
          <table:table-cell table:style-name="TableCell477">
            <text:p text:style-name="P478">Sort</text:p>
          </table:table-cell>
        </table:table-row>
      </table:table>
      <text:p text:style-name="Standaard"/>
      <text:p text:style-name="Standaard">Motor Up’</text:p>
      <table:table table:style-name="Table479">
        <table:table-columns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P484">Outputs</text:p>
          </table:table-cell>
          <table:table-cell table:style-name="TableCell485">
            <text:p text:style-name="P486">Value for output</text:p>
          </table:table-cell>
        </table:table-row>
        <table:table-row table:style-name="TableRow487">
          <table:table-cell table:style-name="TableCell488">
            <text:p text:style-name="P489">Lens lamp position</text:p>
          </table:table-cell>
          <table:table-cell table:style-name="TableCell490">
            <text:p text:style-name="P491">0</text:p>
          </table:table-cell>
        </table:table-row>
        <table:table-row table:style-name="TableRow492">
          <table:table-cell table:style-name="TableCell493">
            <text:p text:style-name="P494">Lens lamp sorter</text:p>
          </table:table-cell>
          <table:table-cell table:style-name="TableCell495">
            <text:p text:style-name="P496">1</text:p>
          </table:table-cell>
        </table:table-row>
        <table:table-row table:style-name="TableRow497">
          <table:table-cell table:style-name="TableCell498">
            <text:p text:style-name="P499">Engine conveyer</text:p>
          </table:table-cell>
          <table:table-cell table:style-name="TableCell500">
            <text:p text:style-name="P501">1</text:p>
          </table:table-cell>
        </table:table-row>
        <table:table-row table:style-name="TableRow502">
          <table:table-cell table:style-name="TableCell503">
            <text:p text:style-name="P504">Engine feeder</text:p>
          </table:table-cell>
          <table:table-cell table:style-name="TableCell505">
            <text:p text:style-name="P506">0</text:p>
          </table:table-cell>
        </table:table-row>
        <table:table-row table:style-name="TableRow507">
          <table:table-cell table:style-name="TableCell508">
            <text:p text:style-name="P509">Hbridge0</text:p>
          </table:table-cell>
          <table:table-cell table:style-name="TableCell510">
            <text:p text:style-name="P511">1</text:p>
          </table:table-cell>
        </table:table-row>
        <table:table-row table:style-name="TableRow512">
          <table:table-cell table:style-name="TableCell513">
            <text:p text:style-name="P514">Hbridge1</text:p>
          </table:table-cell>
          <table:table-cell table:style-name="TableCell515">
            <text:p text:style-name="P516">0</text:p>
          </table:table-cell>
        </table:table-row>
        <table:table-row table:style-name="TableRow517">
          <table:table-cell table:style-name="TableCell518">
            <text:p text:style-name="P519">Display</text:p>
          </table:table-cell>
          <table:table-cell table:style-name="TableCell520">
            <text:p text:style-name="P521">0</text:p>
          </table:table-cell>
        </table:table-row>
        <table:table-row table:style-name="TableRow522">
          <table:table-cell table:style-name="TableCell523">
            <text:p text:style-name="P524">LED state indicator</text:p>
          </table:table-cell>
          <table:table-cell table:style-name="TableCell525">
            <text:p text:style-name="P526">0</text:p>
          </table:table-cell>
        </table:table-row>
        <table:table-row table:style-name="TableRow527">
          <table:table-cell table:style-name="TableCell528">
            <text:p text:style-name="P529">Timer start</text:p>
          </table:table-cell>
          <table:table-cell table:style-name="TableCell530">
            <text:p text:style-name="P531">Sort</text:p>
          </table:table-cell>
        </table:table-row>
      </table:table>
      <text:p text:style-name="Standaard"><text:line-break/></text:p>
      <text:p text:style-name="Standaard">Motor Up 2’</text:p>
      <table:table table:style-name="Table532">
        <table:table-columns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p text:style-name="P537">Outputs</text:p>
          </table:table-cell>
          <table:table-cell table:style-name="TableCell538">
            <text:p text:style-name="P539">Value for output</text:p>
          </table:table-cell>
        </table:table-row>
        <table:table-row table:style-name="TableRow540">
          <table:table-cell table:style-name="TableCell541">
            <text:p text:style-name="P542">Lens lamp position</text:p>
          </table:table-cell>
          <table:table-cell table:style-name="TableCell543">
            <text:p text:style-name="P544">0</text:p>
          </table:table-cell>
        </table:table-row>
        <table:table-row table:style-name="TableRow545">
          <table:table-cell table:style-name="TableCell546">
            <text:p text:style-name="P547">Lens lamp sorter</text:p>
          </table:table-cell>
          <table:table-cell table:style-name="TableCell548">
            <text:p text:style-name="P549">1</text:p>
          </table:table-cell>
        </table:table-row>
        <table:table-row table:style-name="TableRow550">
          <table:table-cell table:style-name="TableCell551">
            <text:p text:style-name="P552">Engine conveyer</text:p>
          </table:table-cell>
          <table:table-cell table:style-name="TableCell553">
            <text:p text:style-name="P554">1</text:p>
          </table:table-cell>
        </table:table-row>
        <table:table-row table:style-name="TableRow555">
          <table:table-cell table:style-name="TableCell556">
            <text:p text:style-name="P557">Engine feeder</text:p>
          </table:table-cell>
          <table:table-cell table:style-name="TableCell558">
            <text:p text:style-name="P559">0</text:p>
          </table:table-cell>
        </table:table-row>
        <table:table-row table:style-name="TableRow560">
          <table:table-cell table:style-name="TableCell561">
            <text:p text:style-name="P562">Hbridge0</text:p>
          </table:table-cell>
          <table:table-cell table:style-name="TableCell563">
            <text:p text:style-name="P564">1</text:p>
          </table:table-cell>
        </table:table-row>
        <table:table-row table:style-name="TableRow565">
          <table:table-cell table:style-name="TableCell566">
            <text:p text:style-name="P567">Hbridge1</text:p>
          </table:table-cell>
          <table:table-cell table:style-name="TableCell568">
            <text:p text:style-name="P569">0</text:p>
          </table:table-cell>
        </table:table-row>
        <table:table-row table:style-name="TableRow570">
          <table:table-cell table:style-name="TableCell571">
            <text:p text:style-name="P572">Display</text:p>
          </table:table-cell>
          <table:table-cell table:style-name="TableCell573">
            <text:p text:style-name="P574">0</text:p>
          </table:table-cell>
        </table:table-row>
        <table:table-row table:style-name="TableRow575">
          <table:table-cell table:style-name="TableCell576">
            <text:p text:style-name="P577">LED state indicator</text:p>
          </table:table-cell>
          <table:table-cell table:style-name="TableCell578">
            <text:p text:style-name="P579">0</text:p>
          </table:table-cell>
        </table:table-row>
        <table:table-row table:style-name="TableRow580">
          <table:table-cell table:style-name="TableCell581">
            <text:p text:style-name="P582">Timer start</text:p>
          </table:table-cell>
          <table:table-cell table:style-name="TableCell583">
            <text:p text:style-name="P584">Sort</text:p>
          </table:table-cell>
        </table:table-row>
      </table:table>
      <text:p text:style-name="Standaard"/>
      <text:p text:style-name="P585"/>
      <text:soft-page-break/>
      <text:p text:style-name="Standaard">Motor Down ’</text:p>
      <table:table table:style-name="Table586">
        <table:table-columns>
          <table:table-column table:style-name="TableColumn587"/>
          <table:table-column table:style-name="TableColumn588"/>
        </table:table-columns>
        <table:table-row table:style-name="TableRow589">
          <table:table-cell table:style-name="TableCell590">
            <text:p text:style-name="P591">Outputs</text:p>
          </table:table-cell>
          <table:table-cell table:style-name="TableCell592">
            <text:p text:style-name="P593">Value for output</text:p>
          </table:table-cell>
        </table:table-row>
        <table:table-row table:style-name="TableRow594">
          <table:table-cell table:style-name="TableCell595">
            <text:p text:style-name="P596">Lens lamp position</text:p>
          </table:table-cell>
          <table:table-cell table:style-name="TableCell597">
            <text:p text:style-name="P598">0</text:p>
          </table:table-cell>
        </table:table-row>
        <table:table-row table:style-name="TableRow599">
          <table:table-cell table:style-name="TableCell600">
            <text:p text:style-name="P601">Lens lamp sorter</text:p>
          </table:table-cell>
          <table:table-cell table:style-name="TableCell602">
            <text:p text:style-name="P603">1</text:p>
          </table:table-cell>
        </table:table-row>
        <table:table-row table:style-name="TableRow604">
          <table:table-cell table:style-name="TableCell605">
            <text:p text:style-name="P606">Engine conveyer</text:p>
          </table:table-cell>
          <table:table-cell table:style-name="TableCell607">
            <text:p text:style-name="P608">1</text:p>
          </table:table-cell>
        </table:table-row>
        <table:table-row table:style-name="TableRow609">
          <table:table-cell table:style-name="TableCell610">
            <text:p text:style-name="P611">Engine feeder</text:p>
          </table:table-cell>
          <table:table-cell table:style-name="TableCell612">
            <text:p text:style-name="P613">0</text:p>
          </table:table-cell>
        </table:table-row>
        <table:table-row table:style-name="TableRow614">
          <table:table-cell table:style-name="TableCell615">
            <text:p text:style-name="P616">Engine sorter</text:p>
          </table:table-cell>
          <table:table-cell table:style-name="TableCell617">
            <text:p text:style-name="P618">1</text:p>
          </table:table-cell>
        </table:table-row>
        <table:table-row table:style-name="TableRow619">
          <table:table-cell table:style-name="TableCell620">
            <text:p text:style-name="P621">Display</text:p>
          </table:table-cell>
          <table:table-cell table:style-name="TableCell622">
            <text:p text:style-name="P623">0</text:p>
          </table:table-cell>
        </table:table-row>
        <table:table-row table:style-name="TableRow624">
          <table:table-cell table:style-name="TableCell625">
            <text:p text:style-name="P626">LED state indicator</text:p>
          </table:table-cell>
          <table:table-cell table:style-name="TableCell627">
            <text:p text:style-name="P628">0</text:p>
          </table:table-cell>
        </table:table-row>
        <table:table-row table:style-name="TableRow629">
          <table:table-cell table:style-name="TableCell630">
            <text:p text:style-name="P631">Timer start</text:p>
          </table:table-cell>
          <table:table-cell table:style-name="TableCell632">
            <text:p text:style-name="P633">Sort</text:p>
          </table:table-cell>
        </table:table-row>
      </table:table>
      <text:p text:style-name="Standaard"/>
      <text:p text:style-name="Standaard">Timer Start</text:p>
      <table:table table:style-name="Table634">
        <table:table-columns>
          <table:table-column table:style-name="TableColumn635"/>
          <table:table-column table:style-name="TableColumn636"/>
        </table:table-columns>
        <table:table-row table:style-name="TableRow637">
          <table:table-cell table:style-name="TableCell638">
            <text:p text:style-name="P639">Outputs</text:p>
          </table:table-cell>
          <table:table-cell table:style-name="TableCell640">
            <text:p text:style-name="P641">Value for output</text:p>
          </table:table-cell>
        </table:table-row>
        <table:table-row table:style-name="TableRow642">
          <table:table-cell table:style-name="TableCell643">
            <text:p text:style-name="P644">Lens lamp position</text:p>
          </table:table-cell>
          <table:table-cell table:style-name="TableCell645">
            <text:p text:style-name="P646">1</text:p>
          </table:table-cell>
        </table:table-row>
        <table:table-row table:style-name="TableRow647">
          <table:table-cell table:style-name="TableCell648">
            <text:p text:style-name="P649">Lens lamp sorter</text:p>
          </table:table-cell>
          <table:table-cell table:style-name="TableCell650">
            <text:p text:style-name="P651">1</text:p>
          </table:table-cell>
        </table:table-row>
        <table:table-row table:style-name="TableRow652">
          <table:table-cell table:style-name="TableCell653">
            <text:p text:style-name="P654">Engine conveyer</text:p>
          </table:table-cell>
          <table:table-cell table:style-name="TableCell655">
            <text:p text:style-name="P656">1</text:p>
          </table:table-cell>
        </table:table-row>
        <table:table-row table:style-name="TableRow657">
          <table:table-cell table:style-name="TableCell658">
            <text:p text:style-name="P659">Engine feeder</text:p>
          </table:table-cell>
          <table:table-cell table:style-name="TableCell660">
            <text:p text:style-name="P661">1</text:p>
          </table:table-cell>
        </table:table-row>
        <table:table-row table:style-name="TableRow662">
          <table:table-cell table:style-name="TableCell663">
            <text:p text:style-name="P664">Engine sorter</text:p>
          </table:table-cell>
          <table:table-cell table:style-name="TableCell665">
            <text:p text:style-name="P666">0</text:p>
          </table:table-cell>
        </table:table-row>
        <table:table-row table:style-name="TableRow667">
          <table:table-cell table:style-name="TableCell668">
            <text:p text:style-name="P669">Display</text:p>
          </table:table-cell>
          <table:table-cell table:style-name="TableCell670">
            <text:p text:style-name="P671">0</text:p>
          </table:table-cell>
        </table:table-row>
        <table:table-row table:style-name="TableRow672">
          <table:table-cell table:style-name="TableCell673">
            <text:p text:style-name="P674">LED state indicator</text:p>
          </table:table-cell>
          <table:table-cell table:style-name="TableCell675">
            <text:p text:style-name="P676">0</text:p>
          </table:table-cell>
        </table:table-row>
        <table:table-row table:style-name="TableRow677">
          <table:table-cell table:style-name="TableCell678">
            <text:p text:style-name="P679">Timer start</text:p>
          </table:table-cell>
          <table:table-cell table:style-name="TableCell680">
            <text:p text:style-name="P681">0</text:p>
          </table:table-cell>
        </table:table-row>
      </table:table>
      <text:p text:style-name="Standaard"/>
      <text:p text:style-name="Standaard">Timer Start 2 (SS = 1)</text:p>
      <table:table table:style-name="Table682">
        <table:table-columns>
          <table:table-column table:style-name="TableColumn683"/>
          <table:table-column table:style-name="TableColumn684"/>
        </table:table-columns>
        <table:table-row table:style-name="TableRow685">
          <table:table-cell table:style-name="TableCell686">
            <text:p text:style-name="P687">Outputs</text:p>
          </table:table-cell>
          <table:table-cell table:style-name="TableCell688">
            <text:p text:style-name="P689">Value for output</text:p>
          </table:table-cell>
        </table:table-row>
        <table:table-row table:style-name="TableRow690">
          <table:table-cell table:style-name="TableCell691">
            <text:p text:style-name="P692">Lens lamp position</text:p>
          </table:table-cell>
          <table:table-cell table:style-name="TableCell693">
            <text:p text:style-name="P694">0</text:p>
          </table:table-cell>
        </table:table-row>
        <table:table-row table:style-name="TableRow695">
          <table:table-cell table:style-name="TableCell696">
            <text:p text:style-name="P697">Lens lamp sorter</text:p>
          </table:table-cell>
          <table:table-cell table:style-name="TableCell698">
            <text:p text:style-name="P699">1</text:p>
          </table:table-cell>
        </table:table-row>
        <table:table-row table:style-name="TableRow700">
          <table:table-cell table:style-name="TableCell701">
            <text:p text:style-name="P702">Engine conveyer</text:p>
          </table:table-cell>
          <table:table-cell table:style-name="TableCell703">
            <text:p text:style-name="P704">1</text:p>
          </table:table-cell>
        </table:table-row>
        <table:table-row table:style-name="TableRow705">
          <table:table-cell table:style-name="TableCell706">
            <text:p text:style-name="P707">Engine feeder</text:p>
          </table:table-cell>
          <table:table-cell table:style-name="TableCell708">
            <text:p text:style-name="P709">0</text:p>
          </table:table-cell>
        </table:table-row>
        <table:table-row table:style-name="TableRow710">
          <table:table-cell table:style-name="TableCell711">
            <text:p text:style-name="P712">Engine sorter</text:p>
          </table:table-cell>
          <table:table-cell table:style-name="TableCell713">
            <text:p text:style-name="P714">1</text:p>
          </table:table-cell>
        </table:table-row>
        <table:table-row table:style-name="TableRow715">
          <table:table-cell table:style-name="TableCell716">
            <text:p text:style-name="P717">Display</text:p>
          </table:table-cell>
          <table:table-cell table:style-name="TableCell718">
            <text:p text:style-name="P719">0</text:p>
          </table:table-cell>
        </table:table-row>
        <table:table-row table:style-name="TableRow720">
          <table:table-cell table:style-name="TableCell721">
            <text:p text:style-name="P722">LED state indicator</text:p>
          </table:table-cell>
          <table:table-cell table:style-name="TableCell723">
            <text:p text:style-name="P724">0</text:p>
          </table:table-cell>
        </table:table-row>
        <table:table-row table:style-name="TableRow725">
          <table:table-cell table:style-name="TableCell726">
            <text:p text:style-name="P727">Timer start</text:p>
          </table:table-cell>
          <table:table-cell table:style-name="TableCell728">
            <text:p text:style-name="P729">Belt</text:p>
          </table:table-cell>
        </table:table-row>
      </table:table>
      <text:p text:style-name="Standaard"/>
      <text:p text:style-name="Standaard">Abort (A)</text:p>
      <table:table table:style-name="Table730">
        <table:table-columns>
          <table:table-column table:style-name="TableColumn731"/>
          <table:table-column table:style-name="TableColumn732"/>
        </table:table-columns>
        <table:table-row table:style-name="TableRow733">
          <table:table-cell table:style-name="TableCell734">
            <text:p text:style-name="P735">Outputs</text:p>
          </table:table-cell>
          <table:table-cell table:style-name="TableCell736">
            <text:p text:style-name="P737">Value for output</text:p>
          </table:table-cell>
        </table:table-row>
        <table:table-row table:style-name="TableRow738">
          <table:table-cell table:style-name="TableCell739">
            <text:p text:style-name="P740">Lens lamp position</text:p>
          </table:table-cell>
          <table:table-cell table:style-name="TableCell741">
            <text:p text:style-name="P742">0</text:p>
          </table:table-cell>
        </table:table-row>
        <table:table-row table:style-name="TableRow743">
          <table:table-cell table:style-name="TableCell744">
            <text:p text:style-name="P745">Lens lamp sorter</text:p>
          </table:table-cell>
          <table:table-cell table:style-name="TableCell746">
            <text:p text:style-name="P747">0</text:p>
          </table:table-cell>
        </table:table-row>
        <table:table-row table:style-name="TableRow748">
          <table:table-cell table:style-name="TableCell749">
            <text:p text:style-name="P750">Engine conveyer</text:p>
          </table:table-cell>
          <table:table-cell table:style-name="TableCell751">
            <text:p text:style-name="P752">0</text:p>
          </table:table-cell>
        </table:table-row>
        <table:table-row table:style-name="TableRow753">
          <table:table-cell table:style-name="TableCell754">
            <text:p text:style-name="P755">Engine feeder</text:p>
          </table:table-cell>
          <table:table-cell table:style-name="TableCell756">
            <text:p text:style-name="P757">0</text:p>
          </table:table-cell>
        </table:table-row>
        <table:table-row table:style-name="TableRow758">
          <table:table-cell table:style-name="TableCell759">
            <text:p text:style-name="P760">Engine sorter</text:p>
          </table:table-cell>
          <table:table-cell table:style-name="TableCell761">
            <text:p text:style-name="P762">0</text:p>
          </table:table-cell>
        </table:table-row>
        <table:table-row table:style-name="TableRow763">
          <table:table-cell table:style-name="TableCell764">
            <text:p text:style-name="P765">Display</text:p>
          </table:table-cell>
          <table:table-cell table:style-name="TableCell766">
            <text:p text:style-name="P767">0</text:p>
          </table:table-cell>
        </table:table-row>
        <table:table-row table:style-name="TableRow768">
          <table:table-cell table:style-name="TableCell769">
            <text:p text:style-name="P770">LED state indicator</text:p>
          </table:table-cell>
          <table:table-cell table:style-name="TableCell771">
            <text:p text:style-name="P772">0</text:p>
          </table:table-cell>
        </table:table-row>
        <table:table-row table:style-name="TableRow773">
          <table:table-cell table:style-name="TableCell774">
            <text:p text:style-name="P775">Timer start</text:p>
          </table:table-cell>
          <table:table-cell table:style-name="TableCell776">
            <text:p text:style-name="P777">0</text:p>
          </table:table-cell>
        </table:table-row>
      </table:table>
      <text:p text:style-name="Standaard">After tick</text:p>
      <table:table table:style-name="Table778">
        <table:table-columns>
          <table:table-column table:style-name="TableColumn779"/>
          <table:table-column table:style-name="TableColumn780"/>
        </table:table-columns>
        <table:table-row table:style-name="TableRow781">
          <table:table-cell table:style-name="TableCell782">
            <text:p text:style-name="P783">Outputs</text:p>
          </table:table-cell>
          <table:table-cell table:style-name="TableCell784">
            <text:p text:style-name="P785">Value for output</text:p>
          </table:table-cell>
        </table:table-row>
        <table:table-row table:style-name="TableRow786">
          <table:table-cell table:style-name="TableCell787">
            <text:p text:style-name="P788">Lens lamp position</text:p>
          </table:table-cell>
          <table:table-cell table:style-name="TableCell789">
            <text:p text:style-name="P790">1</text:p>
          </table:table-cell>
        </table:table-row>
        <table:table-row table:style-name="TableRow791">
          <table:table-cell table:style-name="TableCell792">
            <text:p text:style-name="P793">Lens lamp sorter</text:p>
          </table:table-cell>
          <table:table-cell table:style-name="TableCell794">
            <text:p text:style-name="P795">1</text:p>
          </table:table-cell>
        </table:table-row>
        <table:table-row table:style-name="TableRow796">
          <table:table-cell table:style-name="TableCell797">
            <text:p text:style-name="P798">Engine conveyer</text:p>
          </table:table-cell>
          <table:table-cell table:style-name="TableCell799">
            <text:p text:style-name="P800">1</text:p>
          </table:table-cell>
        </table:table-row>
        <table:table-row table:style-name="TableRow801">
          <table:table-cell table:style-name="TableCell802">
            <text:p text:style-name="P803">Engine feeder</text:p>
          </table:table-cell>
          <table:table-cell table:style-name="TableCell804">
            <text:p text:style-name="P805">1</text:p>
          </table:table-cell>
        </table:table-row>
        <table:table-row table:style-name="TableRow806">
          <table:table-cell table:style-name="TableCell807">
            <text:p text:style-name="P808">Engine sorter</text:p>
          </table:table-cell>
          <table:table-cell table:style-name="TableCell809">
            <text:p text:style-name="P810">0</text:p>
          </table:table-cell>
        </table:table-row>
        <table:table-row table:style-name="TableRow811">
          <table:table-cell table:style-name="TableCell812">
            <text:p text:style-name="P813">Display</text:p>
          </table:table-cell>
          <table:table-cell table:style-name="TableCell814">
            <text:p text:style-name="P815">0</text:p>
          </table:table-cell>
        </table:table-row>
        <table:table-row table:style-name="TableRow816">
          <table:table-cell table:style-name="TableCell817">
            <text:p text:style-name="P818">LED state indicator</text:p>
          </table:table-cell>
          <table:table-cell table:style-name="TableCell819">
            <text:p text:style-name="P820">0</text:p>
          </table:table-cell>
        </table:table-row>
        <table:table-row table:style-name="TableRow821">
          <table:table-cell table:style-name="TableCell822">
            <text:p text:style-name="P823">Timer start</text:p>
          </table:table-cell>
          <table:table-cell table:style-name="TableCell824">
            <text:p text:style-name="P825">Belt</text:p>
          </table:table-cell>
        </table:table-row>
      </table:table>
      <text:p text:style-name="Standaard"/>
      <table:table table:style-name="Table826">
        <table:table-columns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  <table:table-column table:style-name="TableColumn832"/>
          <table:table-column table:style-name="TableColumn833"/>
          <table:table-column table:style-name="TableColumn834"/>
          <table:table-column table:style-name="TableColumn835"/>
          <table:table-column table:style-name="TableColumn836"/>
          <table:table-column table:style-name="TableColumn837"/>
        </table:table-columns>
        <table:table-row table:style-name="TableRow838">
          <table:table-cell table:style-name="TableCell839" table:number-columns-spanned="2">
            <text:p text:style-name="P840">Initial state</text:p>
          </table:table-cell>
          <table:covered-table-cell/>
          <table:table-cell table:style-name="TableCell841" table:number-columns-spanned="3">
            <text:p text:style-name="P842">Input</text:p>
          </table:table-cell>
          <table:covered-table-cell/>
          <table:covered-table-cell/>
          <table:table-cell table:style-name="TableCell843" table:number-columns-spanned="3">
            <text:p text:style-name="P844">Input value</text:p>
          </table:table-cell>
          <table:covered-table-cell/>
          <table:covered-table-cell/>
          <table:table-cell table:style-name="TableCell845" table:number-columns-spanned="3">
            <text:p text:style-name="P846">State</text:p>
          </table:table-cell>
          <table:covered-table-cell/>
          <table:covered-table-cell/>
        </table:table-row>
        <table:table-row table:style-name="TableRow847">
          <table:table-cell table:style-name="TableCell848" table:number-columns-spanned="2">
            <text:p text:style-name="P849">I</text:p>
          </table:table-cell>
          <table:covered-table-cell/>
          <table:table-cell table:style-name="TableCell850" table:number-columns-spanned="3">
            <text:p text:style-name="P851">Push</text:p>
          </table:table-cell>
          <table:covered-table-cell/>
          <table:covered-table-cell/>
          <table:table-cell table:style-name="TableCell852" table:number-columns-spanned="3">
            <text:p text:style-name="P853">1</text:p>
          </table:table-cell>
          <table:covered-table-cell/>
          <table:covered-table-cell/>
          <table:table-cell table:style-name="TableCell854" table:number-columns-spanned="3">
            <text:p text:style-name="P855">R</text:p>
          </table:table-cell>
          <table:covered-table-cell/>
          <table:covered-table-cell/>
        </table:table-row>
        <table:table-row table:style-name="TableRow856">
          <table:table-cell table:style-name="TableCell857" table:number-columns-spanned="2">
            <text:p text:style-name="P858">R</text:p>
          </table:table-cell>
          <table:covered-table-cell/>
          <table:table-cell table:style-name="TableCell859" table:number-columns-spanned="3">
            <text:p text:style-name="P860">SS</text:p>
          </table:table-cell>
          <table:covered-table-cell/>
          <table:covered-table-cell/>
          <table:table-cell table:style-name="TableCell861" table:number-columns-spanned="3">
            <text:p text:style-name="P862">1</text:p>
          </table:table-cell>
          <table:covered-table-cell/>
          <table:covered-table-cell/>
          <table:table-cell table:style-name="TableCell863" table:number-columns-spanned="3">
            <text:p text:style-name="P864">Ru</text:p>
          </table:table-cell>
          <table:covered-table-cell/>
          <table:covered-table-cell/>
        </table:table-row>
        <table:table-row table:style-name="TableRow865">
          <table:table-cell table:style-name="TableCell866" table:number-columns-spanned="2">
            <text:p text:style-name="P867">Ru</text:p>
          </table:table-cell>
          <table:covered-table-cell/>
          <table:table-cell table:style-name="TableCell868" table:number-columns-spanned="3">
            <text:p text:style-name="P869">Timer</text:p>
          </table:table-cell>
          <table:covered-table-cell/>
          <table:covered-table-cell/>
          <table:table-cell table:style-name="TableCell870" table:number-columns-spanned="3">
            <text:p text:style-name="P871">TEnd</text:p>
          </table:table-cell>
          <table:covered-table-cell/>
          <table:covered-table-cell/>
          <table:table-cell table:style-name="TableCell872" table:number-columns-spanned="3">
            <text:p text:style-name="P873">I</text:p>
          </table:table-cell>
          <table:covered-table-cell/>
          <table:covered-table-cell/>
        </table:table-row>
        <table:table-row table:style-name="TableRow874">
          <table:table-cell table:style-name="TableCell875" table:number-columns-spanned="2">
            <text:p text:style-name="P876">Ru</text:p>
          </table:table-cell>
          <table:covered-table-cell/>
          <table:table-cell table:style-name="TableCell877" table:number-columns-spanned="3">
            <text:p text:style-name="P878">PS</text:p>
          </table:table-cell>
          <table:covered-table-cell/>
          <table:covered-table-cell/>
          <table:table-cell table:style-name="TableCell879" table:number-columns-spanned="3">
            <text:p text:style-name="P880">1</text:p>
          </table:table-cell>
          <table:covered-table-cell/>
          <table:covered-table-cell/>
          <table:table-cell table:style-name="TableCell881" table:number-columns-spanned="3">
            <text:p text:style-name="P882">Ru2</text:p>
          </table:table-cell>
          <table:covered-table-cell/>
          <table:covered-table-cell/>
        </table:table-row>
        <table:table-row table:style-name="TableRow883">
          <table:table-cell table:style-name="TableCell884" table:number-columns-spanned="2">
            <text:p text:style-name="P885">Ru</text:p>
          </table:table-cell>
          <table:covered-table-cell/>
          <table:table-cell table:style-name="TableCell886" table:number-columns-spanned="3">
            <text:p text:style-name="P887">Abort</text:p>
          </table:table-cell>
          <table:covered-table-cell/>
          <table:covered-table-cell/>
          <table:table-cell table:style-name="TableCell888" table:number-columns-spanned="3">
            <text:p text:style-name="P889">1</text:p>
          </table:table-cell>
          <table:covered-table-cell/>
          <table:covered-table-cell/>
          <table:table-cell table:style-name="TableCell890" table:number-columns-spanned="3">
            <text:p text:style-name="P891">A</text:p>
          </table:table-cell>
          <table:covered-table-cell/>
          <table:covered-table-cell/>
        </table:table-row>
        <table:table-row table:style-name="TableRow892">
          <table:table-cell table:style-name="TableCell893" table:number-columns-spanned="2">
            <text:p text:style-name="P894">Ru</text:p>
          </table:table-cell>
          <table:covered-table-cell/>
          <table:table-cell table:style-name="TableCell895" table:number-columns-spanned="3">
            <text:p text:style-name="P896">SS</text:p>
          </table:table-cell>
          <table:covered-table-cell/>
          <table:covered-table-cell/>
          <table:table-cell table:style-name="TableCell897" table:number-columns-spanned="3">
            <text:p text:style-name="P898">1</text:p>
          </table:table-cell>
          <table:covered-table-cell/>
          <table:covered-table-cell/>
          <table:table-cell table:style-name="TableCell899" table:number-columns-spanned="3">
            <text:p text:style-name="P900">TimS</text:p>
          </table:table-cell>
          <table:covered-table-cell/>
          <table:covered-table-cell/>
        </table:table-row>
        <table:table-row table:style-name="TableRow901">
          <table:table-cell table:style-name="TableCell902" table:number-columns-spanned="2">
            <text:p text:style-name="P903">Ru2</text:p>
          </table:table-cell>
          <table:covered-table-cell/>
          <table:table-cell table:style-name="TableCell904" table:number-columns-spanned="3">
            <text:p text:style-name="P905">Timer</text:p>
          </table:table-cell>
          <table:covered-table-cell/>
          <table:covered-table-cell/>
          <table:table-cell table:style-name="TableCell906" table:number-columns-spanned="3">
            <text:p text:style-name="P907">TEnd</text:p>
          </table:table-cell>
          <table:covered-table-cell/>
          <table:covered-table-cell/>
          <table:table-cell table:style-name="TableCell908" table:number-columns-spanned="3">
            <text:p text:style-name="P909">I</text:p>
          </table:table-cell>
          <table:covered-table-cell/>
          <table:covered-table-cell/>
        </table:table-row>
        <table:table-row table:style-name="TableRow910">
          <table:table-cell table:style-name="TableCell911" table:number-columns-spanned="2">
            <text:p text:style-name="P912">Ru2</text:p>
          </table:table-cell>
          <table:covered-table-cell/>
          <table:table-cell table:style-name="TableCell913" table:number-columns-spanned="3">
            <text:p text:style-name="P914">PS</text:p>
          </table:table-cell>
          <table:covered-table-cell/>
          <table:covered-table-cell/>
          <table:table-cell table:style-name="TableCell915" table:number-columns-spanned="3">
            <text:p text:style-name="P916">1</text:p>
          </table:table-cell>
          <table:covered-table-cell/>
          <table:covered-table-cell/>
          <table:table-cell table:style-name="TableCell917" table:number-columns-spanned="3">
            <text:p text:style-name="P918">Ru3</text:p>
          </table:table-cell>
          <table:covered-table-cell/>
          <table:covered-table-cell/>
        </table:table-row>
        <table:table-row table:style-name="TableRow919">
          <table:table-cell table:style-name="TableCell920" table:number-columns-spanned="2">
            <text:p text:style-name="P921">Ru2</text:p>
          </table:table-cell>
          <table:covered-table-cell/>
          <table:table-cell table:style-name="TableCell922" table:number-columns-spanned="3">
            <text:p text:style-name="P923">CD</text:p>
          </table:table-cell>
          <table:covered-table-cell/>
          <table:covered-table-cell/>
          <table:table-cell table:style-name="TableCell924" table:number-columns-spanned="3">
            <text:p text:style-name="P925">1</text:p>
          </table:table-cell>
          <table:covered-table-cell/>
          <table:covered-table-cell/>
          <table:table-cell table:style-name="TableCell926" table:number-columns-spanned="3">
            <text:p text:style-name="P927">MU</text:p>
          </table:table-cell>
          <table:covered-table-cell/>
          <table:covered-table-cell/>
        </table:table-row>
        <table:table-row table:style-name="TableRow928">
          <table:table-cell table:style-name="TableCell929" table:number-columns-spanned="2">
            <text:p text:style-name="P930">Ru2</text:p>
          </table:table-cell>
          <table:covered-table-cell/>
          <table:table-cell table:style-name="TableCell931" table:number-columns-spanned="3">
            <text:p text:style-name="P932">SS</text:p>
          </table:table-cell>
          <table:covered-table-cell/>
          <table:covered-table-cell/>
          <table:table-cell table:style-name="TableCell933" table:number-columns-spanned="3">
            <text:p text:style-name="P934">1</text:p>
          </table:table-cell>
          <table:covered-table-cell/>
          <table:covered-table-cell/>
          <table:table-cell table:style-name="TableCell935" table:number-columns-spanned="3">
            <text:p text:style-name="P936">TimS</text:p>
          </table:table-cell>
          <table:covered-table-cell/>
          <table:covered-table-cell/>
        </table:table-row>
        <table:table-row table:style-name="TableRow937">
          <table:table-cell table:style-name="TableCell938" table:number-columns-spanned="2">
            <text:p text:style-name="P939">Ru2</text:p>
          </table:table-cell>
          <table:covered-table-cell/>
          <table:table-cell table:style-name="TableCell940" table:number-columns-spanned="3">
            <text:p text:style-name="P941">Abort</text:p>
          </table:table-cell>
          <table:covered-table-cell/>
          <table:covered-table-cell/>
          <table:table-cell table:style-name="TableCell942" table:number-columns-spanned="3">
            <text:p text:style-name="P943">1</text:p>
          </table:table-cell>
          <table:covered-table-cell/>
          <table:covered-table-cell/>
          <table:table-cell table:style-name="TableCell944" table:number-columns-spanned="3">
            <text:p text:style-name="P945">A</text:p>
          </table:table-cell>
          <table:covered-table-cell/>
          <table:covered-table-cell/>
        </table:table-row>
        <table:table-row table:style-name="TableRow946">
          <table:table-cell table:style-name="TableCell947" table:number-columns-spanned="2">
            <text:p text:style-name="P948">Ru3</text:p>
          </table:table-cell>
          <table:covered-table-cell/>
          <table:table-cell table:style-name="TableCell949" table:number-columns-spanned="3">
            <text:p text:style-name="P950">Tic</text:p>
          </table:table-cell>
          <table:covered-table-cell/>
          <table:covered-table-cell/>
          <table:table-cell table:style-name="TableCell951" table:number-columns-spanned="3">
            <text:p text:style-name="P952">1</text:p>
          </table:table-cell>
          <table:covered-table-cell/>
          <table:covered-table-cell/>
          <table:table-cell table:style-name="TableCell953" table:number-columns-spanned="3">
            <text:p text:style-name="P954">Ru2</text:p>
          </table:table-cell>
          <table:covered-table-cell/>
          <table:covered-table-cell/>
        </table:table-row>
        <table:table-row table:style-name="TableRow955">
          <table:table-cell table:style-name="TableCell956" table:number-columns-spanned="2">
            <text:p text:style-name="P957">MU</text:p>
          </table:table-cell>
          <table:covered-table-cell/>
          <table:table-cell table:style-name="TableCell958" table:number-columns-spanned="3">
            <text:p text:style-name="P959">PB</text:p>
          </table:table-cell>
          <table:covered-table-cell/>
          <table:covered-table-cell/>
          <table:table-cell table:style-name="TableCell960" table:number-columns-spanned="3">
            <text:p text:style-name="P961">1</text:p>
          </table:table-cell>
          <table:covered-table-cell/>
          <table:covered-table-cell/>
          <table:table-cell table:style-name="TableCell962" table:number-columns-spanned="3">
            <text:p text:style-name="P963">MU2</text:p>
          </table:table-cell>
          <table:covered-table-cell/>
          <table:covered-table-cell/>
        </table:table-row>
        <table:table-row table:style-name="TableRow964">
          <table:table-cell table:style-name="TableCell965" table:number-columns-spanned="2">
            <text:p text:style-name="P966">MU</text:p>
          </table:table-cell>
          <table:covered-table-cell/>
          <table:table-cell table:style-name="TableCell967" table:number-columns-spanned="3">
            <text:p text:style-name="P968">SS</text:p>
          </table:table-cell>
          <table:covered-table-cell/>
          <table:covered-table-cell/>
          <table:table-cell table:style-name="TableCell969" table:number-columns-spanned="3">
            <text:p text:style-name="P970">1</text:p>
          </table:table-cell>
          <table:covered-table-cell/>
          <table:covered-table-cell/>
          <table:table-cell table:style-name="TableCell971" table:number-columns-spanned="3">
            <text:p text:style-name="P972">TS2</text:p>
          </table:table-cell>
          <table:covered-table-cell/>
          <table:covered-table-cell/>
        </table:table-row>
        <table:table-row table:style-name="TableRow973">
          <table:table-cell table:style-name="TableCell974" table:number-columns-spanned="2">
            <text:p text:style-name="P975">MU2</text:p>
          </table:table-cell>
          <table:covered-table-cell/>
          <table:table-cell table:style-name="TableCell976" table:number-columns-spanned="3">
            <text:p text:style-name="P977">SS</text:p>
          </table:table-cell>
          <table:covered-table-cell/>
          <table:covered-table-cell/>
          <table:table-cell table:style-name="TableCell978" table:number-columns-spanned="3">
            <text:p text:style-name="P979">1</text:p>
          </table:table-cell>
          <table:covered-table-cell/>
          <table:covered-table-cell/>
          <table:table-cell table:style-name="TableCell980" table:number-columns-spanned="3">
            <text:p text:style-name="P981">TS2</text:p>
          </table:table-cell>
          <table:covered-table-cell/>
          <table:covered-table-cell/>
        </table:table-row>
        <table:table-row table:style-name="TableRow982">
          <table:table-cell table:style-name="TableCell983" table:number-columns-spanned="2">
            <text:p text:style-name="P984">MD</text:p>
          </table:table-cell>
          <table:covered-table-cell/>
          <table:table-cell table:style-name="TableCell985" table:number-columns-spanned="3">
            <text:p text:style-name="P986">SS</text:p>
          </table:table-cell>
          <table:covered-table-cell/>
          <table:covered-table-cell/>
          <table:table-cell table:style-name="TableCell987" table:number-columns-spanned="3">
            <text:p text:style-name="P988">1</text:p>
          </table:table-cell>
          <table:covered-table-cell/>
          <table:covered-table-cell/>
          <table:table-cell table:style-name="TableCell989" table:number-columns-spanned="3">
            <text:p text:style-name="P990">TS2</text:p>
          </table:table-cell>
          <table:covered-table-cell/>
          <table:covered-table-cell/>
        </table:table-row>
        <table:table-row table:style-name="TableRow991">
          <table:table-cell table:style-name="TableCell992" table:number-columns-spanned="2">
            <text:p text:style-name="P993">MU</text:p>
          </table:table-cell>
          <table:covered-table-cell/>
          <table:table-cell table:style-name="TableCell994" table:number-columns-spanned="3">
            <text:p text:style-name="P995">Abort</text:p>
          </table:table-cell>
          <table:covered-table-cell/>
          <table:covered-table-cell/>
          <table:table-cell table:style-name="TableCell996" table:number-columns-spanned="3">
            <text:p text:style-name="P997">1</text:p>
          </table:table-cell>
          <table:covered-table-cell/>
          <table:covered-table-cell/>
          <table:table-cell table:style-name="TableCell998" table:number-columns-spanned="3">
            <text:p text:style-name="P999">A</text:p>
          </table:table-cell>
          <table:covered-table-cell/>
          <table:covered-table-cell/>
        </table:table-row>
        <table:table-row table:style-name="TableRow1000">
          <table:table-cell table:style-name="TableCell1001" table:number-columns-spanned="2">
            <text:p text:style-name="P1002">MU2</text:p>
          </table:table-cell>
          <table:covered-table-cell/>
          <table:table-cell table:style-name="TableCell1003" table:number-columns-spanned="3">
            <text:p text:style-name="P1004">Abort</text:p>
          </table:table-cell>
          <table:covered-table-cell/>
          <table:covered-table-cell/>
          <table:table-cell table:style-name="TableCell1005" table:number-columns-spanned="3">
            <text:p text:style-name="P1006">1</text:p>
          </table:table-cell>
          <table:covered-table-cell/>
          <table:covered-table-cell/>
          <table:table-cell table:style-name="TableCell1007" table:number-columns-spanned="3">
            <text:p text:style-name="P1008">A</text:p>
          </table:table-cell>
          <table:covered-table-cell/>
          <table:covered-table-cell/>
        </table:table-row>
        <table:table-row table:style-name="TableRow1009">
          <table:table-cell table:style-name="TableCell1010" table:number-columns-spanned="2">
            <text:p text:style-name="P1011">MD</text:p>
          </table:table-cell>
          <table:covered-table-cell/>
          <table:table-cell table:style-name="TableCell1012" table:number-columns-spanned="3">
            <text:p text:style-name="P1013">Abort</text:p>
          </table:table-cell>
          <table:covered-table-cell/>
          <table:covered-table-cell/>
          <table:table-cell table:style-name="TableCell1014" table:number-columns-spanned="3">
            <text:p text:style-name="P1015">1</text:p>
          </table:table-cell>
          <table:covered-table-cell/>
          <table:covered-table-cell/>
          <table:table-cell table:style-name="TableCell1016" table:number-columns-spanned="3">
            <text:p text:style-name="P1017">A</text:p>
          </table:table-cell>
          <table:covered-table-cell/>
          <table:covered-table-cell/>
        </table:table-row>
        <table:table-row table:style-name="TableRow1018">
          <table:table-cell table:style-name="TableCell1019" table:number-columns-spanned="2">
            <text:p text:style-name="P1020">MU2</text:p>
          </table:table-cell>
          <table:covered-table-cell/>
          <table:table-cell table:style-name="TableCell1021" table:number-columns-spanned="3">
            <text:p text:style-name="P1022">Timer</text:p>
          </table:table-cell>
          <table:covered-table-cell/>
          <table:covered-table-cell/>
          <table:table-cell table:style-name="TableCell1023" table:number-columns-spanned="3">
            <text:p text:style-name="P1024">SORT</text:p>
          </table:table-cell>
          <table:covered-table-cell/>
          <table:covered-table-cell/>
          <table:table-cell table:style-name="TableCell1025" table:number-columns-spanned="3">
            <text:p text:style-name="P1026">MD</text:p>
          </table:table-cell>
          <table:covered-table-cell/>
          <table:covered-table-cell/>
        </table:table-row>
        <table:table-row table:style-name="TableRow1027">
          <table:table-cell table:style-name="TableCell1028" table:number-columns-spanned="2">
            <text:p text:style-name="P1029">MD</text:p>
          </table:table-cell>
          <table:covered-table-cell/>
          <table:table-cell table:style-name="TableCell1030" table:number-columns-spanned="3">
            <text:p text:style-name="P1031">Timer</text:p>
          </table:table-cell>
          <table:covered-table-cell/>
          <table:covered-table-cell/>
          <table:table-cell table:style-name="TableCell1032" table:number-columns-spanned="3">
            <text:p text:style-name="P1033">Motor Down</text:p>
          </table:table-cell>
          <table:covered-table-cell/>
          <table:covered-table-cell/>
          <table:table-cell table:style-name="TableCell1034" table:number-columns-spanned="3">
            <text:p text:style-name="P1035">Ru2</text:p>
          </table:table-cell>
          <table:covered-table-cell/>
          <table:covered-table-cell/>
        </table:table-row>
        <table:table-row table:style-name="TableRow1036">
          <table:table-cell table:style-name="TableCell1037" table:number-columns-spanned="2">
            <text:p text:style-name="P1038">MU’</text:p>
          </table:table-cell>
          <table:covered-table-cell/>
          <table:table-cell table:style-name="TableCell1039" table:number-columns-spanned="3">
            <text:p text:style-name="P1040">PB</text:p>
          </table:table-cell>
          <table:covered-table-cell/>
          <table:covered-table-cell/>
          <table:table-cell table:style-name="TableCell1041" table:number-columns-spanned="3">
            <text:p text:style-name="P1042">1</text:p>
          </table:table-cell>
          <table:covered-table-cell/>
          <table:covered-table-cell/>
          <table:table-cell table:style-name="TableCell1043" table:number-columns-spanned="3">
            <text:p text:style-name="P1044">MU2’</text:p>
          </table:table-cell>
          <table:covered-table-cell/>
          <table:covered-table-cell/>
        </table:table-row>
        <table:table-row table:style-name="TableRow1045">
          <table:table-cell table:style-name="TableCell1046" table:number-columns-spanned="2">
            <text:p text:style-name="P1047">MU’</text:p>
          </table:table-cell>
          <table:covered-table-cell/>
          <table:table-cell table:style-name="TableCell1048" table:number-columns-spanned="3">
            <text:p text:style-name="P1049">Abort</text:p>
          </table:table-cell>
          <table:covered-table-cell/>
          <table:covered-table-cell/>
          <table:table-cell table:style-name="TableCell1050" table:number-columns-spanned="3">
            <text:p text:style-name="P1051">1</text:p>
          </table:table-cell>
          <table:covered-table-cell/>
          <table:covered-table-cell/>
          <table:table-cell table:style-name="TableCell1052" table:number-columns-spanned="3">
            <text:p text:style-name="P1053">A</text:p>
          </table:table-cell>
          <table:covered-table-cell/>
          <table:covered-table-cell/>
        </table:table-row>
        <table:table-row table:style-name="TableRow1054">
          <table:table-cell table:style-name="TableCell1055" table:number-columns-spanned="2">
            <text:p text:style-name="P1056">MU2’</text:p>
          </table:table-cell>
          <table:covered-table-cell/>
          <table:table-cell table:style-name="TableCell1057" table:number-columns-spanned="3">
            <text:p text:style-name="P1058">Timer</text:p>
          </table:table-cell>
          <table:covered-table-cell/>
          <table:covered-table-cell/>
          <table:table-cell table:style-name="TableCell1059" table:number-columns-spanned="3">
            <text:p text:style-name="P1060">SORT</text:p>
          </table:table-cell>
          <table:covered-table-cell/>
          <table:covered-table-cell/>
          <table:table-cell table:style-name="TableCell1061" table:number-columns-spanned="3">
            <text:p text:style-name="P1062">MD’</text:p>
          </table:table-cell>
          <table:covered-table-cell/>
          <table:covered-table-cell/>
        </table:table-row>
        <table:table-row table:style-name="TableRow1063">
          <table:table-cell table:style-name="TableCell1064" table:number-columns-spanned="2">
            <text:p text:style-name="P1065">MU2’</text:p>
          </table:table-cell>
          <table:covered-table-cell/>
          <table:table-cell table:style-name="TableCell1066" table:number-columns-spanned="3">
            <text:p text:style-name="P1067">Abort</text:p>
          </table:table-cell>
          <table:covered-table-cell/>
          <table:covered-table-cell/>
          <table:table-cell table:style-name="TableCell1068" table:number-columns-spanned="3">
            <text:p text:style-name="P1069">1</text:p>
          </table:table-cell>
          <table:covered-table-cell/>
          <table:covered-table-cell/>
          <table:table-cell table:style-name="TableCell1070" table:number-columns-spanned="3">
            <text:p text:style-name="P1071">A</text:p>
          </table:table-cell>
          <table:covered-table-cell/>
          <table:covered-table-cell/>
        </table:table-row>
        <table:table-row table:style-name="TableRow1072">
          <table:table-cell table:style-name="TableCell1073" table:number-columns-spanned="2">
            <text:p text:style-name="P1074">MD’</text:p>
          </table:table-cell>
          <table:covered-table-cell/>
          <table:table-cell table:style-name="TableCell1075" table:number-columns-spanned="3">
            <text:p text:style-name="P1076">Timer</text:p>
          </table:table-cell>
          <table:covered-table-cell/>
          <table:covered-table-cell/>
          <table:table-cell table:style-name="TableCell1077" table:number-columns-spanned="3">
            <text:p text:style-name="P1078">Motor Down</text:p>
          </table:table-cell>
          <table:covered-table-cell/>
          <table:covered-table-cell/>
          <table:table-cell table:style-name="TableCell1079" table:number-columns-spanned="3">
            <text:p text:style-name="P1080">After tick</text:p>
          </table:table-cell>
          <table:covered-table-cell/>
          <table:covered-table-cell/>
        </table:table-row>
        <table:table-row table:style-name="TableRow1081">
          <table:table-cell table:style-name="TableCell1082" table:number-columns-spanned="2">
            <text:p text:style-name="P1083">MD’</text:p>
          </table:table-cell>
          <table:covered-table-cell/>
          <table:table-cell table:style-name="TableCell1084" table:number-columns-spanned="3">
            <text:p text:style-name="P1085">Abort</text:p>
          </table:table-cell>
          <table:covered-table-cell/>
          <table:covered-table-cell/>
          <table:table-cell table:style-name="TableCell1086" table:number-columns-spanned="3">
            <text:p text:style-name="P1087">1</text:p>
          </table:table-cell>
          <table:covered-table-cell/>
          <table:covered-table-cell/>
          <table:table-cell table:style-name="TableCell1088" table:number-columns-spanned="3">
            <text:p text:style-name="P1089">A</text:p>
          </table:table-cell>
          <table:covered-table-cell/>
          <table:covered-table-cell/>
        </table:table-row>
        <table:table-row table:style-name="TableRow1090">
          <table:table-cell table:style-name="TableCell1091" table:number-columns-spanned="2">
            <text:p text:style-name="P1092">TimS</text:p>
          </table:table-cell>
          <table:covered-table-cell/>
          <table:table-cell table:style-name="TableCell1093" table:number-columns-spanned="3">
            <text:p text:style-name="P1094">Tic</text:p>
          </table:table-cell>
          <table:covered-table-cell/>
          <table:covered-table-cell/>
          <table:table-cell table:style-name="TableCell1095" table:number-columns-spanned="3">
            <text:p text:style-name="P1096">1</text:p>
          </table:table-cell>
          <table:covered-table-cell/>
          <table:covered-table-cell/>
          <table:table-cell table:style-name="TableCell1097" table:number-columns-spanned="3">
            <text:p text:style-name="P1098">After tick</text:p>
          </table:table-cell>
          <table:covered-table-cell/>
          <table:covered-table-cell/>
        </table:table-row>
        <table:table-row table:style-name="TableRow1099">
          <table:table-cell table:style-name="TableCell1100" table:number-columns-spanned="2">
            <text:p text:style-name="P1101">After tick</text:p>
          </table:table-cell>
          <table:covered-table-cell/>
          <table:table-cell table:style-name="TableCell1102" table:number-columns-spanned="3">
            <text:p text:style-name="P1103">CD</text:p>
          </table:table-cell>
          <table:covered-table-cell/>
          <table:covered-table-cell/>
          <table:table-cell table:style-name="TableCell1104" table:number-columns-spanned="3">
            <text:p text:style-name="P1105">1</text:p>
          </table:table-cell>
          <table:covered-table-cell/>
          <table:covered-table-cell/>
          <table:table-cell table:style-name="TableCell1106" table:number-columns-spanned="3">
            <text:p text:style-name="P1107">MU’</text:p>
          </table:table-cell>
          <table:covered-table-cell/>
          <table:covered-table-cell/>
        </table:table-row>
        <table:table-row table:style-name="TableRow1108">
          <table:table-cell table:style-name="TableCell1109" table:number-columns-spanned="2">
            <text:p text:style-name="P1110">After tick</text:p>
          </table:table-cell>
          <table:covered-table-cell/>
          <table:table-cell table:style-name="TableCell1111" table:number-columns-spanned="3">
            <text:p text:style-name="P1112">Abort</text:p>
          </table:table-cell>
          <table:covered-table-cell/>
          <table:covered-table-cell/>
          <table:table-cell table:style-name="TableCell1113" table:number-columns-spanned="3">
            <text:p text:style-name="P1114">1</text:p>
          </table:table-cell>
          <table:covered-table-cell/>
          <table:covered-table-cell/>
          <table:table-cell table:style-name="TableCell1115" table:number-columns-spanned="3">
            <text:p text:style-name="P1116">A</text:p>
          </table:table-cell>
          <table:covered-table-cell/>
          <table:covered-table-cell/>
        </table:table-row>
        <table:table-row table:style-name="TableRow1117">
          <table:table-cell table:style-name="TableCell1118" table:number-columns-spanned="2">
            <text:p text:style-name="P1119">After tick</text:p>
          </table:table-cell>
          <table:covered-table-cell/>
          <table:table-cell table:style-name="TableCell1120" table:number-columns-spanned="3">
            <text:p text:style-name="P1121">Timer</text:p>
          </table:table-cell>
          <table:covered-table-cell/>
          <table:covered-table-cell/>
          <table:table-cell table:style-name="TableCell1122" table:number-columns-spanned="3">
            <text:p text:style-name="P1123">TEnd</text:p>
          </table:table-cell>
          <table:covered-table-cell/>
          <table:covered-table-cell/>
          <table:table-cell table:style-name="TableCell1124" table:number-columns-spanned="3">
            <text:p text:style-name="P1125">I</text:p>
          </table:table-cell>
          <table:covered-table-cell/>
          <table:covered-table-cell/>
        </table:table-row>
        <table:table-row table:style-name="TableRow1126">
          <table:table-cell table:style-name="TableCell1127" table:number-columns-spanned="2">
            <text:p text:style-name="P1128">TS2</text:p>
          </table:table-cell>
          <table:covered-table-cell/>
          <table:table-cell table:style-name="TableCell1129" table:number-columns-spanned="3">
            <text:p text:style-name="P1130">Timer</text:p>
          </table:table-cell>
          <table:covered-table-cell/>
          <table:covered-table-cell/>
          <table:table-cell table:style-name="TableCell1131" table:number-columns-spanned="3">
            <text:p text:style-name="P1132">Tic</text:p>
          </table:table-cell>
          <table:covered-table-cell/>
          <table:covered-table-cell/>
          <table:table-cell table:style-name="TableCell1133" table:number-columns-spanned="3">
            <text:p text:style-name="P1134">MU’</text:p>
          </table:table-cell>
          <table:covered-table-cell/>
          <table:covered-table-cell/>
        </table:table-row>
        <table:table-row table:style-name="TableRow1135">
          <table:table-cell table:style-name="TableCell1136" table:number-columns-spanned="3">
            <text:p text:style-name="P1137">A</text:p>
          </table:table-cell>
          <table:covered-table-cell/>
          <table:covered-table-cell/>
          <table:table-cell table:style-name="TableCell1138" table:number-columns-spanned="3">
            <text:p text:style-name="P1139">SS</text:p>
          </table:table-cell>
          <table:covered-table-cell/>
          <table:covered-table-cell/>
          <table:table-cell table:style-name="TableCell1140" table:number-columns-spanned="3">
            <text:p text:style-name="P1141">1</text:p>
          </table:table-cell>
          <table:covered-table-cell/>
          <table:covered-table-cell/>
          <table:table-cell table:style-name="TableCell1142" table:number-columns-spanned="2">
            <text:p text:style-name="P1143">I</text:p>
          </table:table-cell>
          <table:covered-table-cell/>
        </table:table-row>
        <table:table-row table:style-name="TableRow1144">
          <table:table-cell table:style-name="TableCell1145">
            <text:p text:style-name="P1146">Motor Down</text:p>
          </table:table-cell>
          <table:table-cell table:style-name="TableCell1147" table:number-columns-spanned="3">
            <text:p text:style-name="P1148">0.30 s</text:p>
          </table:table-cell>
          <table:covered-table-cell/>
          <table:covered-table-cell/>
          <table:table-cell table:style-name="TableCell1149" table:number-columns-spanned="2">
            <text:p text:style-name="P1150">Sort</text:p>
          </table:table-cell>
          <table:covered-table-cell/>
          <table:table-cell table:style-name="TableCell1151">
            <text:p text:style-name="P1152">0.85 s</text:p>
          </table:table-cell>
          <table:table-cell table:style-name="TableCell1153" table:number-columns-spanned="3">
            <text:p text:style-name="P1154">Belt</text:p>
          </table:table-cell>
          <table:covered-table-cell/>
          <table:covered-table-cell/>
          <table:table-cell table:style-name="TableCell1155">
            <text:p text:style-name="P1156">2.0 s</text:p>
          </table:table-cell>
        </table:table-row>
      </table:table>
      <text:p text:style-name="Standaard">Motor Up: probably the same as Motor Down, only the opposite?</text:p>
      <text:p text:style-name="Standaard">Motor Down: the time it takes for the<text:s/>engine of the<text:s/>sorter to<text:s/>move the sorter<text:s/>from the lowest point to the highest point.</text:p>
      <text:p text:style-name="Standaard">Sort: the amount of time it takes for a disc to<text:s/>be transported<text:s/>from the black/white detector to the end of the conveyor belt.</text:p>
      <text:p text:style-name="Standaard">Belt: the amount of time it takes for a disc to travel from the feeder to the end of the conveyor belt.</text:p>
      <text:p text:style-name="Standaard">TEnd: I don’t know, I don’t care yet.</text:p>
      <text:p text:style-name="Standaard">Tic: one clock tick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Standaard" style:display-name="Standaard" style:family="paragraph">
      <style:paragraph-properties fo:line-height="106%"/>
      <style:text-properties style:font-name-asian="Calibri" style:language-asian="en" style:country-asian="US"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-asian="Calibri" style:language-asian="en" style:country-asian="US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style:font-name-asian="Calibri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ung, D.T.</meta:initial-creator>
    <dc:creator>Berg, S.H.M. van den</dc:creator>
    <meta:creation-date>2015-03-11T14:19:00Z</meta:creation-date>
    <dc:date>2015-03-11T14:19:00Z</dc:date>
    <meta:template xlink:href="Normal" xlink:type="simple"/>
    <meta:editing-cycles>2</meta:editing-cycles>
    <meta:editing-duration>PT0S</meta:editing-duration>
    <meta:document-statistic meta:page-count="7" meta:paragraph-count="8" meta:word-count="640" meta:character-count="4154" meta:row-count="29" meta:non-whitespace-character-count="3522"/>
  </office:meta>
</office:document-meta>
</file>